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621bcd" officeooo:paragraph-rsid="016b9b3b"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8" style:family="paragraph" style:parent-style-name="Standard">
      <style:text-properties officeooo:rsid="000d8911" officeooo:paragraph-rsid="00d46a1a"/>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style:parent-style-name="Standard">
      <style:text-properties officeooo:paragraph-rsid="0145fde6"/>
    </style:style>
    <style:style style:name="P42" style:family="paragraph" style:parent-style-name="Standard">
      <style:text-properties officeooo:paragraph-rsid="01465100"/>
    </style:style>
    <style:style style:name="P43" style:family="paragraph" style:parent-style-name="Standard">
      <style:text-properties officeooo:paragraph-rsid="0148a596"/>
    </style:style>
    <style:style style:name="P44" style:family="paragraph" style:parent-style-name="Standard">
      <style:text-properties officeooo:paragraph-rsid="014d9b58"/>
    </style:style>
    <style:style style:name="P4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6" style:family="paragraph" style:parent-style-name="Standard">
      <style:text-properties fo:language="en" fo:country="US" fo:font-style="normal" officeooo:paragraph-rsid="0156f0dc" fo:background-color="#ffffff" style:font-style-asian="normal" style:font-style-complex="normal"/>
    </style:style>
    <style:style style:name="P47" style:family="paragraph" style:parent-style-name="Standard">
      <style:text-properties fo:language="en" fo:country="US" fo:font-style="normal" officeooo:paragraph-rsid="0156f0dc" style:font-style-asian="normal" style:font-style-complex="normal"/>
    </style:style>
    <style:style style:name="P48" style:family="paragraph" style:parent-style-name="Standard">
      <style:text-properties fo:language="en" fo:country="US" officeooo:rsid="014337ca"/>
    </style:style>
    <style:style style:name="P49" style:family="paragraph" style:parent-style-name="Standard">
      <style:text-properties officeooo:paragraph-rsid="0156c2f1"/>
    </style:style>
    <style:style style:name="P50" style:family="paragraph" style:parent-style-name="Standard">
      <style:text-properties officeooo:paragraph-rsid="0156f0dc"/>
    </style:style>
    <style:style style:name="P51" style:family="paragraph" style:parent-style-name="Standard">
      <style:text-properties officeooo:paragraph-rsid="0176231e"/>
    </style:style>
    <style:style style:name="P52" style:family="paragraph" style:parent-style-name="Standard">
      <style:text-properties officeooo:paragraph-rsid="0179c7d2"/>
    </style:style>
    <style:style style:name="P53" style:family="paragraph" style:parent-style-name="Standard">
      <style:text-properties officeooo:paragraph-rsid="016f9234"/>
    </style:style>
    <style:style style:name="P54" style:family="paragraph" style:parent-style-name="Standard">
      <style:text-properties officeooo:paragraph-rsid="01879840"/>
    </style:style>
    <style:style style:name="P55" style:family="paragraph" style:parent-style-name="Standard">
      <style:text-properties style:font-name="FreeSerif1"/>
    </style:style>
    <style:style style:name="P5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57"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5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5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8" style:family="paragraph" style:parent-style-name="Standard">
      <style:text-properties style:font-name="FreeSerif1" officeooo:rsid="01aee890" officeooo:paragraph-rsid="01aee890"/>
    </style:style>
    <style:style style:name="P69" style:family="paragraph" style:parent-style-name="Standard">
      <style:text-properties style:font-name="FreeSerif1" officeooo:rsid="016b9b3b" officeooo:paragraph-rsid="016b9b3b"/>
    </style:style>
    <style:style style:name="P70" style:family="paragraph" style:parent-style-name="Standard">
      <style:text-properties style:font-name="FreeSerif1" officeooo:rsid="01b109e1" officeooo:paragraph-rsid="01b109e1"/>
    </style:style>
    <style:style style:name="P71" style:family="paragraph" style:parent-style-name="Standard">
      <style:text-properties style:font-name="FreeSerif1" officeooo:paragraph-rsid="016f9234"/>
    </style:style>
    <style:style style:name="P72" style:family="paragraph" style:parent-style-name="Standard">
      <style:text-properties style:font-name="FreeSerif1" officeooo:rsid="017b5307" officeooo:paragraph-rsid="017b5307"/>
    </style:style>
    <style:style style:name="P73" style:family="paragraph" style:parent-style-name="Standard">
      <style:text-properties style:font-name="FreeSerif1" officeooo:rsid="016f9234" officeooo:paragraph-rsid="016f9234"/>
    </style:style>
    <style:style style:name="P74" style:family="paragraph" style:parent-style-name="Standard">
      <style:text-properties style:font-name="FreeSerif1" officeooo:rsid="01be7a4e" officeooo:paragraph-rsid="01be7a4e"/>
    </style:style>
    <style:style style:name="P7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7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77" style:family="paragraph" style:parent-style-name="Standard">
      <style:paragraph-properties fo:break-before="page"/>
      <style:text-properties officeooo:rsid="000d8911" officeooo:paragraph-rsid="00d46a1a"/>
    </style:style>
    <style:style style:name="P78" style:family="paragraph" style:parent-style-name="Standard">
      <style:paragraph-properties fo:break-before="page"/>
      <style:text-properties style:text-underline-style="solid" style:text-underline-width="auto" style:text-underline-color="font-color"/>
    </style:style>
    <style:style style:name="P79"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8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8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89" style:family="paragraph" style:parent-style-name="Text_20_body">
      <style:paragraph-properties fo:margin-top="0in" fo:margin-bottom="0in" loext:contextual-spacing="false"/>
      <style:text-properties officeooo:paragraph-rsid="010966ed"/>
    </style:style>
    <style:style style:name="P9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3" style:family="paragraph" style:parent-style-name="Normal">
      <style:paragraph-properties fo:line-height="100%"/>
      <style:text-properties officeooo:paragraph-rsid="014ba187"/>
    </style:style>
    <style:style style:name="P144" style:family="paragraph" style:parent-style-name="Normal">
      <style:paragraph-properties fo:line-height="100%"/>
      <style:text-properties officeooo:paragraph-rsid="014d9b58"/>
    </style:style>
    <style:style style:name="P145" style:family="paragraph" style:parent-style-name="Normal">
      <style:paragraph-properties fo:line-height="100%"/>
      <style:text-properties officeooo:paragraph-rsid="0156f0dc"/>
    </style:style>
    <style:style style:name="P146" style:family="paragraph" style:parent-style-name="Normal">
      <style:paragraph-properties fo:line-height="100%"/>
      <style:text-properties officeooo:paragraph-rsid="0159f619"/>
    </style:style>
    <style:style style:name="P14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5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5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6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67" style:family="paragraph" style:parent-style-name="Standard" style:master-page-name="Standard">
      <style:paragraph-properties style:page-number="auto"/>
    </style:style>
    <style:style style:name="P168"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169"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d7b2bf" fo:background-color="transparent" loext:char-shading-value="0" style:font-style-asian="normal" style:font-style-complex="normal"/>
    </style:style>
    <style:style style:name="T107" style:family="text">
      <style:text-properties fo:color="#000000" fo:font-style="normal" officeooo:rsid="01a8b90c" fo:background-color="transparent" loext:char-shading-value="0" style:font-style-asian="normal" style:font-style-complex="normal"/>
    </style:style>
    <style:style style:name="T108" style:family="text">
      <style:text-properties fo:color="#000000" fo:font-style="normal" officeooo:rsid="01a8b90c" fo:background-color="transparent" loext:char-shading-value="0" style:font-style-asian="normal" style:font-style-complex="normal"/>
    </style:style>
    <style:style style:name="T109" style:family="text">
      <style:text-properties fo:color="#000000" fo:font-style="normal" officeooo:rsid="01621bcd" fo:background-color="transparent" loext:char-shading-value="0" style:font-style-asian="normal" style:font-style-complex="normal"/>
    </style:style>
    <style:style style:name="T110" style:family="text">
      <style:text-properties fo:color="#000000" fo:font-style="normal" officeooo:rsid="01621bcd" fo:background-color="transparent" loext:char-shading-value="0" style:font-style-asian="normal" style:font-style-complex="normal"/>
    </style:style>
    <style:style style:name="T111" style:family="text">
      <style:text-properties fo:color="#000000" fo:font-style="normal" officeooo:rsid="016b4c86" fo:background-color="transparent" loext:char-shading-value="0" style:font-style-asian="normal" style:font-style-complex="normal"/>
    </style:style>
    <style:style style:name="T112" style:family="text">
      <style:text-properties fo:color="#000000" fo:font-style="normal" officeooo:rsid="016b4c86" fo:background-color="transparent" loext:char-shading-value="0" style:font-style-asian="normal" style:font-style-complex="normal"/>
    </style:style>
    <style:style style:name="T113" style:family="text">
      <style:text-properties fo:color="#000000" fo:font-style="normal" officeooo:rsid="01979bbf" fo:background-color="#ffff00" loext:char-shading-value="0" style:font-style-asian="normal" style:font-style-complex="normal"/>
    </style:style>
    <style:style style:name="T114" style:family="text">
      <style:text-properties fo:color="#000000" fo:font-style="normal" officeooo:rsid="01a8b90c" fo:background-color="#ffff00" loext:char-shading-value="0" style:font-style-asian="normal" style:font-style-complex="normal"/>
    </style:style>
    <style:style style:name="T115" style:family="text">
      <style:text-properties fo:color="#000000" fo:font-style="normal" officeooo:rsid="01621bcd" fo:background-color="#ffff00" loext:char-shading-value="0" style:font-style-asian="normal" style:font-style-complex="normal"/>
    </style:style>
    <style:style style:name="T116" style:family="text">
      <style:text-properties fo:color="#000000" fo:font-style="normal" officeooo:rsid="016b4c86" fo:background-color="#ffff00" loext:char-shading-value="0" style:font-style-asian="normal" style:font-style-complex="normal"/>
    </style:style>
    <style:style style:name="T117" style:family="text">
      <style:text-properties fo:color="#000000" fo:font-style="normal" officeooo:rsid="01d7b2bf" fo:background-color="#ffff00" loext:char-shading-value="0" style:font-style-asian="normal" style:font-style-complex="normal"/>
    </style:style>
    <style:style style:name="T118" style:family="text">
      <style:text-properties fo:color="#000000" fo:font-style="italic" style:font-style-asian="italic" style:font-style-complex="italic"/>
    </style:style>
    <style:style style:name="T119" style:family="text">
      <style:text-properties fo:color="#000000" fo:font-style="italic" officeooo:rsid="009bb0aa" style:font-style-asian="italic" style:font-style-complex="italic"/>
    </style:style>
    <style:style style:name="T120" style:family="text">
      <style:text-properties fo:color="#000000" fo:font-style="italic" officeooo:rsid="00dbe4ad" style:font-style-asian="italic" style:font-style-complex="italic"/>
    </style:style>
    <style:style style:name="T121" style:family="text">
      <style:text-properties fo:color="#000000" fo:font-style="italic" officeooo:rsid="00efef38" style:font-style-asian="italic" style:font-style-complex="italic"/>
    </style:style>
    <style:style style:name="T122" style:family="text">
      <style:text-properties fo:color="#000000" fo:font-style="italic" officeooo:rsid="00f06448" style:font-style-asian="italic" style:font-style-complex="italic"/>
    </style:style>
    <style:style style:name="T123" style:family="text">
      <style:text-properties fo:color="#000000" fo:font-style="italic" officeooo:rsid="00f17d77" style:font-style-asian="italic" style:font-style-complex="italic"/>
    </style:style>
    <style:style style:name="T124" style:family="text">
      <style:text-properties fo:color="#000000" fo:font-style="italic" officeooo:rsid="017bb97d" style:font-style-asian="italic" style:font-style-complex="italic"/>
    </style:style>
    <style:style style:name="T125" style:family="text">
      <style:text-properties fo:color="#000000" fo:font-style="italic" officeooo:rsid="017d7acf" style:font-style-asian="italic" style:font-style-complex="italic"/>
    </style:style>
    <style:style style:name="T126" style:family="text">
      <style:text-properties fo:color="#000000" fo:font-style="italic" officeooo:rsid="0195ceb9" style:font-style-asian="italic" style:font-style-complex="italic"/>
    </style:style>
    <style:style style:name="T127" style:family="text">
      <style:text-properties fo:color="#000000" fo:font-style="italic" officeooo:rsid="01979bbf" style:font-style-asian="italic" style:font-style-complex="italic"/>
    </style:style>
    <style:style style:name="T12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3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style:letter-kerning="true" style:language-asian="zh" style:country-asian="CN" style:font-name-complex="FreeSerif2" style:language-complex="hi" style:country-complex="IN"/>
    </style:style>
    <style:style style:name="T15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0" style:family="text">
      <style:text-properties fo:color="#000000" style:letter-kerning="true" style:language-asian="zh" style:country-asian="CN" style:font-name-complex="FreeSerif2" style:language-complex="ar" style:country-complex="SA"/>
    </style:style>
    <style:style style:name="T161" style:family="text">
      <style:text-properties fo:color="#000000" officeooo:rsid="0030c76c" style:letter-kerning="true" style:language-asian="zh" style:country-asian="CN" style:font-name-complex="FreeSerif2" style:language-complex="ar" style:country-complex="SA"/>
    </style:style>
    <style:style style:name="T162" style:family="text">
      <style:text-properties fo:color="#000000" officeooo:rsid="004648a2" style:letter-kerning="true" style:language-asian="zh" style:country-asian="CN" style:font-name-complex="FreeSerif2" style:language-complex="ar" style:country-complex="SA"/>
    </style:style>
    <style:style style:name="T163" style:family="text">
      <style:text-properties fo:color="#000000" officeooo:rsid="0037023a" style:letter-kerning="true" style:language-asian="zh" style:country-asian="CN" style:font-name-complex="FreeSerif2" style:language-complex="ar" style:country-complex="SA"/>
    </style:style>
    <style:style style:name="T164" style:family="text">
      <style:text-properties fo:color="#000000" officeooo:rsid="00465283" style:letter-kerning="true" style:language-asian="zh" style:country-asian="CN" style:font-name-complex="FreeSerif2" style:language-complex="ar" style:country-complex="SA"/>
    </style:style>
    <style:style style:name="T165" style:family="text">
      <style:text-properties fo:color="#000000" officeooo:rsid="0046e9c4" style:letter-kerning="true" style:language-asian="zh" style:country-asian="CN" style:font-name-complex="FreeSerif2" style:language-complex="ar" style:country-complex="SA"/>
    </style:style>
    <style:style style:name="T166" style:family="text">
      <style:text-properties fo:color="#000000" officeooo:rsid="002ec99f" style:letter-kerning="true" style:language-asian="zh" style:country-asian="CN" style:font-name-complex="FreeSerif2" style:language-complex="ar" style:country-complex="SA"/>
    </style:style>
    <style:style style:name="T167" style:family="text">
      <style:text-properties fo:color="#000000" officeooo:rsid="003d4d3a" style:letter-kerning="true" style:language-asian="zh" style:country-asian="CN" style:font-name-complex="FreeSerif2" style:language-complex="ar" style:country-complex="SA"/>
    </style:style>
    <style:style style:name="T168" style:family="text">
      <style:text-properties fo:color="#000000" officeooo:rsid="00373bf3" style:letter-kerning="true" style:language-asian="zh" style:country-asian="CN" style:font-name-complex="FreeSerif2" style:language-complex="ar" style:country-complex="SA"/>
    </style:style>
    <style:style style:name="T169" style:family="text">
      <style:text-properties fo:color="#000000" officeooo:rsid="0119d0c3" style:letter-kerning="true" style:language-asian="zh" style:country-asian="CN" style:font-name-complex="FreeSerif2" style:language-complex="ar" style:country-complex="SA"/>
    </style:style>
    <style:style style:name="T170" style:family="text">
      <style:text-properties fo:color="#000000" officeooo:rsid="011a669e" style:letter-kerning="true" style:language-asian="zh" style:country-asian="CN" style:font-name-complex="FreeSerif2" style:language-complex="ar" style:country-complex="SA"/>
    </style:style>
    <style:style style:name="T171" style:family="text">
      <style:text-properties fo:color="#000000" officeooo:rsid="00435ff5" style:letter-kerning="true" style:language-asian="zh" style:country-asian="CN" style:font-name-complex="FreeSerif2" style:language-complex="ar" style:country-complex="SA"/>
    </style:style>
    <style:style style:name="T172" style:family="text">
      <style:text-properties fo:color="#000000" officeooo:rsid="011ff49b" style:letter-kerning="true" style:language-asian="zh" style:country-asian="CN" style:font-name-complex="FreeSerif2" style:language-complex="ar" style:country-complex="SA"/>
    </style:style>
    <style:style style:name="T173" style:family="text">
      <style:text-properties fo:color="#000000" officeooo:rsid="012e0cb8" style:letter-kerning="true" style:language-asian="zh" style:country-asian="CN" style:font-name-complex="FreeSerif2" style:language-complex="ar" style:country-complex="SA"/>
    </style:style>
    <style:style style:name="T174" style:family="text">
      <style:text-properties fo:color="#000000" officeooo:rsid="012e75ae" style:letter-kerning="true" style:language-asian="zh" style:country-asian="CN" style:font-name-complex="FreeSerif2" style:language-complex="ar" style:country-complex="SA"/>
    </style:style>
    <style:style style:name="T175" style:family="text">
      <style:text-properties fo:color="#000000" officeooo:rsid="009bb0aa"/>
    </style:style>
    <style:style style:name="T17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7" style:family="text">
      <style:text-properties fo:color="#000000" officeooo:rsid="00eb2bfe"/>
    </style:style>
    <style:style style:name="T178" style:family="text">
      <style:text-properties fo:color="#000000" officeooo:rsid="00e9410a"/>
    </style:style>
    <style:style style:name="T179" style:family="text">
      <style:text-properties fo:color="#000000" officeooo:rsid="00e9e936"/>
    </style:style>
    <style:style style:name="T180" style:family="text">
      <style:text-properties fo:color="#000000" officeooo:rsid="00ee3257"/>
    </style:style>
    <style:style style:name="T181" style:family="text">
      <style:text-properties fo:color="#000000" officeooo:rsid="00efef38"/>
    </style:style>
    <style:style style:name="T182" style:family="text">
      <style:text-properties fo:color="#000000" officeooo:rsid="00f06448"/>
    </style:style>
    <style:style style:name="T183" style:family="text">
      <style:text-properties fo:color="#000000" officeooo:rsid="00f17d77"/>
    </style:style>
    <style:style style:name="T184" style:family="text">
      <style:text-properties fo:color="#000000" officeooo:rsid="00f32c62"/>
    </style:style>
    <style:style style:name="T185" style:family="text">
      <style:text-properties fo:color="#000000" officeooo:rsid="00f5bb41"/>
    </style:style>
    <style:style style:name="T186" style:family="text">
      <style:text-properties fo:color="#000000" officeooo:rsid="01066e05"/>
    </style:style>
    <style:style style:name="T187" style:family="text">
      <style:text-properties fo:color="#000000" officeooo:rsid="01079f73"/>
    </style:style>
    <style:style style:name="T188" style:family="text">
      <style:text-properties fo:color="#000000" officeooo:rsid="010b4558"/>
    </style:style>
    <style:style style:name="T18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font-name="Liberation Serif" officeooo:rsid="0030c76c" style:letter-kerning="true" style:language-asian="zh" style:country-asian="CN" style:font-name-complex="FreeSerif2" style:language-complex="ar" style:country-complex="SA"/>
    </style:style>
    <style:style style:name="T19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3" style:family="text">
      <style:text-properties fo:color="#000000" officeooo:rsid="017bb97d"/>
    </style:style>
    <style:style style:name="T194" style:family="text">
      <style:text-properties fo:color="#000000" officeooo:rsid="017d7acf"/>
    </style:style>
    <style:style style:name="T195" style:family="text">
      <style:text-properties fo:color="#000000" style:font-name="FreeSerif1" fo:font-style="normal" style:font-style-asian="normal" style:font-style-complex="normal"/>
    </style:style>
    <style:style style:name="T196" style:family="text">
      <style:text-properties style:use-window-font-color="true"/>
    </style:style>
    <style:style style:name="T197" style:family="text">
      <style:text-properties style:use-window-font-color="true" officeooo:rsid="002934a5"/>
    </style:style>
    <style:style style:name="T198" style:family="text">
      <style:text-properties style:use-window-font-color="true" officeooo:rsid="002d4e06"/>
    </style:style>
    <style:style style:name="T199" style:family="text">
      <style:text-properties fo:font-style="italic" style:font-style-asian="italic" style:font-style-complex="italic"/>
    </style:style>
    <style:style style:name="T200" style:family="text">
      <style:text-properties fo:font-style="italic" officeooo:rsid="01121dad" style:font-style-asian="italic" style:font-style-complex="italic"/>
    </style:style>
    <style:style style:name="T201" style:family="text">
      <style:text-properties fo:font-style="italic" officeooo:rsid="01465100" style:font-style-asian="italic" style:font-style-complex="italic"/>
    </style:style>
    <style:style style:name="T202" style:family="text">
      <style:text-properties fo:font-style="italic" officeooo:rsid="01604b1a" style:font-style-asian="italic" style:font-style-complex="italic"/>
    </style:style>
    <style:style style:name="T203" style:family="text">
      <style:text-properties fo:font-style="italic" officeooo:rsid="0191fa54" style:font-style-asian="italic" style:font-style-complex="italic"/>
    </style:style>
    <style:style style:name="T204" style:family="text">
      <style:text-properties fo:font-style="italic" officeooo:rsid="01d6ddee" style:font-style-asian="italic" style:font-style-complex="italic"/>
    </style:style>
    <style:style style:name="T205" style:family="text">
      <style:text-properties fo:font-style="italic" fo:font-weight="normal" style:font-style-asian="italic" style:font-weight-asian="normal" style:font-style-complex="italic" style:font-weight-complex="normal"/>
    </style:style>
    <style:style style:name="T206" style:family="text">
      <style:text-properties fo:font-style="normal" style:font-style-asian="normal" style:font-style-complex="normal"/>
    </style:style>
    <style:style style:name="T207" style:family="text">
      <style:text-properties fo:font-style="normal" officeooo:rsid="00898d38" style:font-style-asian="normal" style:font-style-complex="normal"/>
    </style:style>
    <style:style style:name="T208" style:family="text">
      <style:text-properties fo:font-style="normal" officeooo:rsid="009176e5" style:font-style-asian="normal" style:font-style-complex="normal"/>
    </style:style>
    <style:style style:name="T209" style:family="text">
      <style:text-properties fo:font-style="normal" officeooo:rsid="0096f124" style:font-style-asian="normal" style:font-style-complex="normal"/>
    </style:style>
    <style:style style:name="T210" style:family="text">
      <style:text-properties fo:font-style="normal" officeooo:rsid="00ac0285" style:font-style-asian="normal" style:font-style-complex="normal"/>
    </style:style>
    <style:style style:name="T211" style:family="text">
      <style:text-properties fo:font-style="normal" officeooo:rsid="00b42fb7" style:font-style-asian="normal" style:font-style-complex="normal"/>
    </style:style>
    <style:style style:name="T212" style:family="text">
      <style:text-properties fo:font-style="normal" officeooo:rsid="00b54f8c" style:font-style-asian="normal" style:font-style-complex="normal"/>
    </style:style>
    <style:style style:name="T213" style:family="text">
      <style:text-properties fo:font-style="normal" officeooo:rsid="01121dad" style:font-style-asian="normal" style:font-style-complex="normal"/>
    </style:style>
    <style:style style:name="T214" style:family="text">
      <style:text-properties fo:font-style="normal" officeooo:rsid="01387819" style:font-style-asian="normal" style:font-style-complex="normal"/>
    </style:style>
    <style:style style:name="T215" style:family="text">
      <style:text-properties fo:font-style="normal" officeooo:rsid="01465100" style:font-style-asian="normal" style:font-style-complex="normal"/>
    </style:style>
    <style:style style:name="T216" style:family="text">
      <style:text-properties fo:font-style="normal" officeooo:rsid="015be012" style:font-style-asian="normal" style:font-style-complex="normal"/>
    </style:style>
    <style:style style:name="T217" style:family="text">
      <style:text-properties fo:font-style="normal" officeooo:rsid="015dd727" style:font-style-asian="normal" style:font-style-complex="normal"/>
    </style:style>
    <style:style style:name="T218" style:family="text">
      <style:text-properties fo:font-style="normal" officeooo:rsid="015f1d13" style:font-style-asian="normal" style:font-style-complex="normal"/>
    </style:style>
    <style:style style:name="T219" style:family="text">
      <style:text-properties fo:font-style="normal" officeooo:rsid="01604b1a" style:font-style-asian="normal" style:font-style-complex="normal"/>
    </style:style>
    <style:style style:name="T220" style:family="text">
      <style:text-properties fo:font-style="normal" officeooo:rsid="016683bc" style:font-style-asian="normal" style:font-style-complex="normal"/>
    </style:style>
    <style:style style:name="T221" style:family="text">
      <style:text-properties fo:font-style="normal" officeooo:rsid="01681191" style:font-style-asian="normal" style:font-style-complex="normal"/>
    </style:style>
    <style:style style:name="T222" style:family="text">
      <style:text-properties fo:font-style="normal" officeooo:rsid="0187fe76" style:font-style-asian="normal" style:font-style-complex="normal"/>
    </style:style>
    <style:style style:name="T223" style:family="text">
      <style:text-properties fo:font-style="normal" officeooo:rsid="0191fa54" style:font-style-asian="normal" style:font-style-complex="normal"/>
    </style:style>
    <style:style style:name="T224" style:family="text">
      <style:text-properties fo:font-style="normal" officeooo:rsid="01c06d03" style:font-style-asian="normal" style:font-style-complex="normal"/>
    </style:style>
    <style:style style:name="T225" style:family="text">
      <style:text-properties officeooo:rsid="001efd72"/>
    </style:style>
    <style:style style:name="T226" style:family="text">
      <style:text-properties officeooo:rsid="001fe0cf"/>
    </style:style>
    <style:style style:name="T227" style:family="text">
      <style:text-properties officeooo:rsid="00226d99"/>
    </style:style>
    <style:style style:name="T228" style:family="text">
      <style:text-properties officeooo:rsid="002934a5"/>
    </style:style>
    <style:style style:name="T229" style:family="text">
      <style:text-properties officeooo:rsid="002d4e06"/>
    </style:style>
    <style:style style:name="T230" style:family="text">
      <style:text-properties officeooo:rsid="0030c76c"/>
    </style:style>
    <style:style style:name="T231" style:family="text">
      <style:text-properties officeooo:rsid="0032df48"/>
    </style:style>
    <style:style style:name="T232" style:family="text">
      <style:text-properties officeooo:rsid="00355161"/>
    </style:style>
    <style:style style:name="T233" style:family="text">
      <style:text-properties officeooo:rsid="00373bf3"/>
    </style:style>
    <style:style style:name="T234" style:family="text">
      <style:text-properties officeooo:rsid="00391711"/>
    </style:style>
    <style:style style:name="T235" style:family="text">
      <style:text-properties style:text-position="sub 58%" officeooo:rsid="00391711" fo:background-color="transparent" loext:char-shading-value="0"/>
    </style:style>
    <style:style style:name="T236" style:family="text">
      <style:text-properties style:text-position="sub 58%" fo:language="en" fo:country="US" fo:font-style="normal" style:font-style-asian="normal" style:font-style-complex="normal"/>
    </style:style>
    <style:style style:name="T237" style:family="text">
      <style:text-properties style:text-position="sub 58%" fo:language="en" fo:country="US" fo:font-style="normal" officeooo:rsid="014ba187" style:font-style-asian="normal" style:font-style-complex="normal"/>
    </style:style>
    <style:style style:name="T238" style:family="text">
      <style:text-properties style:text-position="sub 58%" fo:language="en" fo:country="US" fo:font-style="normal" officeooo:rsid="014d9b58" style:font-style-asian="normal" style:font-style-complex="normal"/>
    </style:style>
    <style:style style:name="T239" style:family="text">
      <style:text-properties style:text-position="sub 58%" fo:language="en" fo:country="US" fo:font-style="normal" officeooo:rsid="0153680f" style:font-style-asian="normal" style:font-style-complex="normal"/>
    </style:style>
    <style:style style:name="T240" style:family="text">
      <style:text-properties style:text-position="sub 58%" fo:language="en" fo:country="US" fo:font-style="normal" officeooo:rsid="0156c2f1" style:font-style-asian="normal" style:font-style-complex="normal"/>
    </style:style>
    <style:style style:name="T241" style:family="text">
      <style:text-properties officeooo:rsid="003a438a"/>
    </style:style>
    <style:style style:name="T242" style:family="text">
      <style:text-properties officeooo:rsid="003b9b10"/>
    </style:style>
    <style:style style:name="T243" style:family="text">
      <style:text-properties officeooo:rsid="00435ff5"/>
    </style:style>
    <style:style style:name="T244" style:family="text">
      <style:text-properties officeooo:rsid="004648a2"/>
    </style:style>
    <style:style style:name="T245" style:family="text">
      <style:text-properties officeooo:rsid="00465283"/>
    </style:style>
    <style:style style:name="T246" style:family="text">
      <style:text-properties officeooo:rsid="0046e9c4"/>
    </style:style>
    <style:style style:name="T247" style:family="text">
      <style:text-properties officeooo:rsid="0047656e"/>
    </style:style>
    <style:style style:name="T248" style:family="text">
      <style:text-properties officeooo:rsid="0065e0c8"/>
    </style:style>
    <style:style style:name="T249" style:family="text">
      <style:text-properties officeooo:rsid="006aaca8"/>
    </style:style>
    <style:style style:name="T250" style:family="text">
      <style:text-properties officeooo:rsid="006c5837"/>
    </style:style>
    <style:style style:name="T251" style:family="text">
      <style:text-properties officeooo:rsid="007121f6"/>
    </style:style>
    <style:style style:name="T252" style:family="text">
      <style:text-properties officeooo:rsid="00898d38"/>
    </style:style>
    <style:style style:name="T253" style:family="text">
      <style:text-properties officeooo:rsid="0093d33b"/>
    </style:style>
    <style:style style:name="T254" style:family="text">
      <style:text-properties officeooo:rsid="00c1dc2b"/>
    </style:style>
    <style:style style:name="T255" style:family="text">
      <style:text-properties officeooo:rsid="00c48915"/>
    </style:style>
    <style:style style:name="T256" style:family="text">
      <style:text-properties officeooo:rsid="00f88e67"/>
    </style:style>
    <style:style style:name="T257" style:family="text">
      <style:text-properties officeooo:rsid="00e24274"/>
    </style:style>
    <style:style style:name="T258" style:family="text">
      <style:text-properties fo:font-weight="normal" style:font-weight-asian="normal" style:font-weight-complex="normal"/>
    </style:style>
    <style:style style:name="T259" style:family="text">
      <style:text-properties fo:font-weight="normal" officeooo:rsid="0156c2f1" style:font-weight-asian="normal" style:font-weight-complex="normal"/>
    </style:style>
    <style:style style:name="T260" style:family="text">
      <style:text-properties fo:font-weight="normal" officeooo:rsid="0156f0dc" style:font-weight-asian="normal" style:font-weight-complex="normal"/>
    </style:style>
    <style:style style:name="T261" style:family="text">
      <style:text-properties fo:font-weight="normal" officeooo:rsid="0158dd5c" style:font-weight-asian="normal" style:font-weight-complex="normal"/>
    </style:style>
    <style:style style:name="T262" style:family="text">
      <style:text-properties fo:font-weight="normal" officeooo:rsid="015902b3" style:font-weight-asian="normal" style:font-weight-complex="normal"/>
    </style:style>
    <style:style style:name="T263" style:family="text">
      <style:text-properties fo:font-weight="normal" officeooo:rsid="0159f619" style:font-weight-asian="normal" style:font-weight-complex="normal"/>
    </style:style>
    <style:style style:name="T264" style:family="text">
      <style:text-properties officeooo:rsid="01120354"/>
    </style:style>
    <style:style style:name="T265" style:family="text">
      <style:text-properties officeooo:rsid="011c4495"/>
    </style:style>
    <style:style style:name="T266" style:family="text">
      <style:text-properties officeooo:rsid="011ca8f4"/>
    </style:style>
    <style:style style:name="T267" style:family="text">
      <style:text-properties officeooo:rsid="011e3975"/>
    </style:style>
    <style:style style:name="T268" style:family="text">
      <style:text-properties officeooo:rsid="00391711" fo:background-color="transparent" loext:char-shading-value="0"/>
    </style:style>
    <style:style style:name="T269" style:family="text">
      <style:text-properties officeooo:rsid="011f342a" fo:background-color="transparent" loext:char-shading-value="0"/>
    </style:style>
    <style:style style:name="T270" style:family="text">
      <style:text-properties officeooo:rsid="011f79bf"/>
    </style:style>
    <style:style style:name="T271" style:family="text">
      <style:text-properties officeooo:rsid="01381c3d"/>
    </style:style>
    <style:style style:name="T272" style:family="text">
      <style:text-properties officeooo:rsid="01387819"/>
    </style:style>
    <style:style style:name="T273" style:family="text">
      <style:text-properties officeooo:rsid="013a4e0d"/>
    </style:style>
    <style:style style:name="T274" style:family="text">
      <style:text-properties officeooo:rsid="013cddf5"/>
    </style:style>
    <style:style style:name="T275" style:family="text">
      <style:text-properties officeooo:rsid="013ebebd"/>
    </style:style>
    <style:style style:name="T276" style:family="text">
      <style:text-properties fo:language="en" fo:country="US"/>
    </style:style>
    <style:style style:name="T277" style:family="text">
      <style:text-properties fo:language="en" fo:country="US" fo:font-style="normal" style:font-style-asian="normal" style:font-style-complex="normal"/>
    </style:style>
    <style:style style:name="T278" style:family="text">
      <style:text-properties fo:language="en" fo:country="US" fo:font-style="normal" officeooo:rsid="014ba187" style:font-style-asian="normal" style:font-style-complex="normal"/>
    </style:style>
    <style:style style:name="T279" style:family="text">
      <style:text-properties fo:language="en" fo:country="US" fo:font-style="normal" officeooo:rsid="014d9b58" style:font-style-asian="normal" style:font-style-complex="normal"/>
    </style:style>
    <style:style style:name="T280" style:family="text">
      <style:text-properties fo:language="en" fo:country="US" fo:font-style="normal" officeooo:rsid="0152089d" style:font-style-asian="normal" style:font-style-complex="normal"/>
    </style:style>
    <style:style style:name="T281" style:family="text">
      <style:text-properties fo:language="en" fo:country="US" fo:font-style="normal" officeooo:rsid="0153680f" style:font-style-asian="normal" style:font-style-complex="normal"/>
    </style:style>
    <style:style style:name="T282" style:family="text">
      <style:text-properties fo:language="en" fo:country="US" fo:font-style="normal" officeooo:rsid="0156c2f1" style:font-style-asian="normal" style:font-style-complex="normal"/>
    </style:style>
    <style:style style:name="T283" style:family="text">
      <style:text-properties fo:language="en" fo:country="US" fo:font-style="normal" fo:background-color="#ffffff" loext:char-shading-value="0" style:font-style-asian="normal" style:font-style-complex="normal"/>
    </style:style>
    <style:style style:name="T284" style:family="text">
      <style:text-properties fo:language="en" fo:country="US" fo:font-style="normal" fo:background-color="#ffff00" loext:char-shading-value="0" style:font-style-asian="normal" style:font-style-complex="normal"/>
    </style:style>
    <style:style style:name="T285" style:family="text">
      <style:text-properties fo:language="en" fo:country="US" officeooo:rsid="014337ca"/>
    </style:style>
    <style:style style:name="T286" style:family="text">
      <style:text-properties fo:language="en" fo:country="US" officeooo:rsid="0144350a"/>
    </style:style>
    <style:style style:name="T287" style:family="text">
      <style:text-properties style:text-underline-style="solid" style:text-underline-width="auto" style:text-underline-color="font-color"/>
    </style:style>
    <style:style style:name="T288" style:family="text">
      <style:text-properties style:text-underline-style="solid" style:text-underline-width="auto" style:text-underline-color="font-color" officeooo:rsid="002ec99f"/>
    </style:style>
    <style:style style:name="T289" style:family="text">
      <style:text-properties officeooo:rsid="01465100"/>
    </style:style>
    <style:style style:name="T290" style:family="text">
      <style:text-properties style:font-name="Times New Roman" fo:font-size="12pt" style:font-size-asian="12pt" style:font-name-complex="Times New Roman" style:font-size-complex="12pt"/>
    </style:style>
    <style:style style:name="T291" style:family="text">
      <style:text-properties style:font-name="Times New Roman" fo:font-size="12pt" officeooo:rsid="014a6d5e" style:font-size-asian="12pt" style:font-name-complex="Times New Roman" style:font-size-complex="12pt"/>
    </style:style>
    <style:style style:name="T292" style:family="text">
      <style:text-properties style:font-name="Times New Roman" fo:font-size="12pt" officeooo:rsid="014ba187" style:font-size-asian="12pt" style:font-name-complex="Times New Roman" style:font-size-complex="12pt"/>
    </style:style>
    <style:style style:name="T293" style:family="text">
      <style:text-properties style:font-name="Times New Roman" fo:font-size="12pt" officeooo:rsid="014d9b58" style:font-size-asian="12pt" style:font-name-complex="Times New Roman" style:font-size-complex="12pt"/>
    </style:style>
    <style:style style:name="T294" style:family="text">
      <style:text-properties style:font-name="Times New Roman" fo:font-size="12pt" officeooo:rsid="0159f619" style:font-size-asian="12pt" style:font-name-complex="Times New Roman" style:font-size-complex="12pt"/>
    </style:style>
    <style:style style:name="T295" style:family="text">
      <style:text-properties style:font-name="Times New Roman" fo:font-size="12pt" fo:font-weight="bold" style:font-size-asian="12pt" style:font-weight-asian="bold" style:font-name-complex="Times New Roman" style:font-size-complex="12pt"/>
    </style:style>
    <style:style style:name="T296" style:family="text">
      <style:text-properties style:font-name="Times New Roman" fo:font-size="12pt" fo:font-weight="bold" officeooo:rsid="014d9b58" style:font-size-asian="12pt" style:font-weight-asian="bold" style:font-name-complex="Times New Roman" style:font-size-complex="12pt"/>
    </style:style>
    <style:style style:name="T297" style:family="text">
      <style:text-properties style:font-name="Times New Roman" fo:font-size="12pt" fo:font-weight="bold" officeooo:rsid="0156f0dc" style:font-size-asian="12pt" style:font-weight-asian="bold" style:font-name-complex="Times New Roman" style:font-size-complex="12pt"/>
    </style:style>
    <style:style style:name="T298" style:family="text">
      <style:text-properties style:font-name="Times New Roman" fo:font-size="12pt" fo:font-weight="bold" officeooo:rsid="015902b3" style:font-size-asian="12pt" style:font-weight-asian="bold" style:font-name-complex="Times New Roman" style:font-size-complex="12pt"/>
    </style:style>
    <style:style style:name="T299" style:family="text">
      <style:text-properties style:font-name="Times New Roman" fo:font-size="12pt" fo:font-weight="bold" officeooo:rsid="0159f619" style:font-size-asian="12pt" style:font-weight-asian="bold" style:font-name-complex="Times New Roman" style:font-size-complex="12pt"/>
    </style:style>
    <style:style style:name="T300" style:family="text">
      <style:text-properties officeooo:rsid="014a6d5e"/>
    </style:style>
    <style:style style:name="T301" style:family="text">
      <style:text-properties officeooo:rsid="014b9352"/>
    </style:style>
    <style:style style:name="T302" style:family="text">
      <style:text-properties officeooo:rsid="014ba187"/>
    </style:style>
    <style:style style:name="T303" style:family="text">
      <style:text-properties officeooo:rsid="014d9b58"/>
    </style:style>
    <style:style style:name="T304" style:family="text">
      <style:text-properties fo:font-weight="bold" officeooo:rsid="0153680f" style:font-weight-asian="bold" style:font-weight-complex="bold"/>
    </style:style>
    <style:style style:name="T305" style:family="text">
      <style:text-properties fo:font-weight="bold" officeooo:rsid="0156f0dc" style:font-weight-asian="bold" style:font-weight-complex="bold"/>
    </style:style>
    <style:style style:name="T306" style:family="text">
      <style:text-properties fo:font-weight="bold" officeooo:rsid="0158dd5c" style:font-weight-asian="bold" style:font-weight-complex="bold"/>
    </style:style>
    <style:style style:name="T307" style:family="text">
      <style:text-properties fo:font-weight="bold" officeooo:rsid="015902b3" style:font-weight-asian="bold" style:font-weight-complex="bold"/>
    </style:style>
    <style:style style:name="T308" style:family="text">
      <style:text-properties officeooo:rsid="0159f619"/>
    </style:style>
    <style:style style:name="T309" style:family="text">
      <style:text-properties officeooo:rsid="01604b1a"/>
    </style:style>
    <style:style style:name="T310" style:family="text">
      <style:text-properties officeooo:rsid="01681191"/>
    </style:style>
    <style:style style:name="T311" style:family="text">
      <style:text-properties officeooo:rsid="0172a0fa"/>
    </style:style>
    <style:style style:name="T312" style:family="text">
      <style:text-properties officeooo:rsid="017d7acf"/>
    </style:style>
    <style:style style:name="T313" style:family="text">
      <style:text-properties officeooo:rsid="00e83346" fo:background-color="#00cc00" loext:char-shading-value="0"/>
    </style:style>
    <style:style style:name="T314" style:family="text">
      <style:text-properties officeooo:rsid="0115b733" fo:background-color="#00cc00" loext:char-shading-value="0"/>
    </style:style>
    <style:style style:name="T315" style:family="text">
      <style:text-properties officeooo:rsid="0088c7a7" fo:background-color="#00cc00" loext:char-shading-value="0"/>
    </style:style>
    <style:style style:name="T316" style:family="text">
      <style:text-properties officeooo:rsid="018378b1"/>
    </style:style>
    <style:style style:name="T317" style:family="text">
      <style:text-properties officeooo:rsid="0187fe76"/>
    </style:style>
    <style:style style:name="T318" style:family="text">
      <style:text-properties officeooo:rsid="018c5b45"/>
    </style:style>
    <style:style style:name="T319" style:family="text">
      <style:text-properties officeooo:rsid="0191fa54"/>
    </style:style>
    <style:style style:name="T320" style:family="text">
      <style:text-properties officeooo:rsid="01a9f311"/>
    </style:style>
    <style:style style:name="T321" style:family="text">
      <style:text-properties fo:font-size="12pt" style:font-size-asian="12pt" style:font-size-complex="12pt"/>
    </style:style>
    <style:style style:name="T322" style:family="text">
      <style:text-properties style:font-name="FreeSerif1"/>
    </style:style>
    <style:style style:name="T323" style:family="text">
      <style:text-properties style:font-name="FreeSerif1" officeooo:rsid="016f9234"/>
    </style:style>
    <style:style style:name="T324" style:family="text">
      <style:text-properties officeooo:rsid="01ba38b8"/>
    </style:style>
    <style:style style:name="T325" style:family="text">
      <style:text-properties officeooo:rsid="01c3f08c"/>
    </style:style>
    <style:style style:name="T326" style:family="text">
      <style:text-properties officeooo:rsid="01d34d54"/>
    </style:style>
    <style:style style:name="T327" style:family="text">
      <style:text-properties officeooo:rsid="01d6dd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7"><text:span text:style-name="T133">Nutrient deprivation affects immune response </text:span><text:span text:style-name="T134">in</text:span><text:span text:style-name="T133"> </text:span><text:span text:style-name="T134">laboratory and wild populations of </text:span><text:span text:style-name="T133">the burying beetle, </text:span><text:span text:style-name="T137">Nicrophorus orbicollis</text:span></text:p>
        <text:p text:style-name="Standard"/>
        <text:p text:style-name="P40">Introduction</text:p>
        <text:p text:style-name="Standard">Organisms in the wild are likely to undergo periods of food shortage due to unsuitable abiotic factors or <text:span text:style-name="T226">the presence of competitors, parasites, and </text:span>predators (<text:span text:style-name="T255">Kennish 1997, </text:span>Kells et al. 1999; Robb and Forbes 2006; <text:span text:style-name="T254">Clinchy et al. 2013</text:span>). <text:s/>These periods of restricted food intake are likely to occur in nearly all locations, but vary temporally within specific ecosystems (<text:span text:style-name="T250">Dolecal and Long</text:span> <text:span text:style-name="T250">2013</text:span>). <text:s/>Species that feed upon a wide variety of <text:span text:style-name="T225">materials</text:span> may encounter less stringent <text:span text:style-name="T249">nutrient</text:span> deprivation than those restricted to specific <text:span text:style-name="T311">resources </text:span>(Boyer 2003). <text:s/>Organisms that primarily consume physically or temporally rare <text:span text:style-name="T226">items</text:span>, though, are likely to have food shortages compounded by the general sparseness of, and intense competition over, any of these resources that do become accessible (Reitz and Trumble 2002; Debouzie et al. 2002).</text:p>
        <text:p text:style-name="Standard"/>
        <text:p text:style-name="P51"><text:span text:style-name="T226">A</text:span>ll physiological processes, <text:span text:style-name="T227">such as cellular growth and reproduction,</text:span> <text:span text:style-name="T22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42">Campero </text:span><text:span text:style-name="T143">et al. 2008, </text:span><text:span text:style-name="T159">Hoang 2001</text:span><text:span text:style-name="T226">), and may affect the immune system by limiting the degree of response that is able to be generated by the organism during an immune challenge (Moret and Schmid-Hempel 2000, Siva-Jothy and Thompson 2002).</text:span></text:p>
        <text:p text:style-name="Standard"/>
        <text:p text:style-name="P52"><text:span text:style-name="T253">Invertebrate and vertebrate immune systems are known to differ, with invertebrates lacking the adaptive immunity and antibody-based defenses of vertebrates (</text:span><text:span text:style-name="T207">Strand 2008</text:span><text:span text:style-name="T208">)</text:span><text:span text:style-name="T252">. <text:s/>The invertebrate immune system features </text:span><text:span text:style-name="T209">innate </text:span><text:span text:style-name="T210">components </text:span><text:span text:style-name="T211">based upon </text:span><text:span text:style-name="T21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77">There have been a small number of studies </text:span><text:span text:style-name="T193">involving </text:span><text:span text:style-name="T124">Nicrophorus</text:span><text:span text:style-name="T57"> species</text:span><text:span text:style-name="T177"> regarding</text:span><text:span text:style-name="T1"> individual immune responses </text:span><text:span text:style-name="T178">at varying life history stages (Steiger et al. 2011, Steiger et al. 2012</text:span><text:span text:style-name="T1">, </text:span><text:span text:style-name="T179">Reavey et al. 2014)</text:span><text:span text:style-name="T178">. <text:s/></text:span><text:span text:style-name="T181">Breeding</text:span><text:span text:style-name="T180"> </text:span><text:span text:style-name="T119">Nicrophorus orbicollis</text:span><text:span text:style-name="T175"> </text:span><text:span text:style-name="T181">did not </text:span><text:span text:style-name="T186">undergo a reduction in phenoloxidase amount or encapsulation response</text:span><text:span text:style-name="T175"> (Steiger et al. 2011), although </text:span><text:span text:style-name="T181">a subsequent</text:span><text:span text:style-name="T175"> study </text:span><text:span text:style-name="T181">reported</text:span><text:span text:style-name="T175"> that </text:span><text:span text:style-name="T181">in competitive scenarios over carrion for reproduction, non-dominant </text:span><text:span text:style-name="T121">N. orbicolli</text:span><text:span text:style-name="T122">s</text:span><text:span text:style-name="T182"> did </text:span><text:span text:style-name="T183">have a lessened immune response </text:span><text:span text:style-name="T186">(Steiger et al. 2012)</text:span><text:span text:style-name="T183">. <text:s/></text:span><text:span text:style-name="T194">In contrast to </text:span><text:span text:style-name="T125">N. orbicollis</text:span><text:span text:style-name="T58">, breeding</text:span><text:span text:style-name="T59"> </text:span><text:span text:style-name="T123">N. vespilloides</text:span><text:span text:style-name="T183"> w</text:span><text:span text:style-name="T194">ere</text:span><text:span text:style-name="T183"> found to have </text:span><text:span text:style-name="T186">reduced phenoloxidase levels relative to non-breeding controls</text:span><text:span text:style-name="T183"> (Reavey et al. 2014). <text:s/>N</text:span><text:span text:style-name="T178">one </text:span><text:span text:style-name="T183">of these studies, </text:span><text:span text:style-name="T184">however,</text:span><text:span text:style-name="T183"> </text:span><text:span text:style-name="T178">have examined </text:span><text:span text:style-name="T185">the </text:span><text:span text:style-name="T178">impact</text:span><text:span text:style-name="T188">s of</text:span><text:span text:style-name="T178"> food shortage, </text:span><text:span text:style-name="T187">a </text:span><text:span text:style-name="T188">commonly experienced </text:span><text:span text:style-name="T187">form of nonreproductive stress,</text:span><text:span text:style-name="T178"> on </text:span><text:span text:style-name="T123">Nicrophorus</text:span><text:span text:style-name="T178"> beetles</text:span><text:span text:style-name="T185">' immune system function</text:span><text:span text:style-name="T188">.</text:span></text:p>
        <text:p text:style-name="Standard"/>
        <text:p text:style-name="P54"><text:span text:style-name="T312">Our study </text:span>was <text:span text:style-name="T256">designed to examine the effects of dietary restriction on constitutive</text:span> immunity and mounting an immune response<text:span text:style-name="T256"> between sexes in burying beetles, </text:span><text:span text:style-name="T199">Nicrophorus orbicollis.</text:span> <text:s/><text:span text:style-name="T316">Constitutive immunity serves as the primary defense against invasion, using hemocytes to phagocytize and encapsulate parasites (</text:span><text:span text:style-name="T15">Gillespie et al. 1997</text:span><text:span text:style-name="T60">)</text:span><text:span text:style-name="T31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1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14">McKean and Nunney 2005</text:span><text:span text:style-name="T31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15">The individual with higher residual reproductive value is expected to invest more in immune system maintenance or development, as longevity directly improves their fitness.</text:span><text:span text:style-name="T31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7">Materials </text:span><text:span text:style-name="T288">and </text:span><text:span text:style-name="T287">Methods</text:span></text:p>
        <text:p text:style-name="Standard"/>
        <text:p text:style-name="P12">Experimental Beetles</text:p>
        <text:p text:style-name="P43"><text:span text:style-name="T166">Experimental </text:span><text:span text:style-name="T128">N</text:span><text:span text:style-name="T130">icrophorus</text:span><text:span text:style-name="T128"> orbicollis</text:span><text:span text:style-name="T166"> beetles were reared from a colony that was was initially founded by beetles caught in the research forest of Berea College, KY USA. <text:s/></text:span><text:span text:style-name="T167">The colony was initially started with mite-free </text:span><text:span text:style-name="T129">N. tomentosus</text:span><text:span text:style-name="T78"> acting as surrogate parents </text:span><text:span text:style-name="T83">to </text:span><text:span text:style-name="T13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68">had been </text:span><text:span text:style-name="T166">maintained in an insectary at the University of Nebraska Omaha </text:span><text:span text:style-name="T161">for 15 generations</text:span><text:span text:style-name="T78">. <text:s/></text:span><text:span text:style-name="T166">Adults were </text:span><text:span text:style-name="T169">identified to sex</text:span><text:span text:style-name="T166"> </text:span><text:span text:style-name="T169">after</text:span><text:span text:style-name="T166"> eclosion and placed into </text:span><text:span text:style-name="T169">individual </text:span><text:span text:style-name="T166">plastic containers (15 cm x 10 cm x 5 cm), filled with approximately 2 cm of moist peat. <text:s/></text:span><text:span text:style-name="T16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91"> </text:span><text:span text:style-name="Default_20_Paragraph_20_Font"><text:span text:style-name="T192">®</text:span></text:span><text:span text:style-name="T161">, Hill's Pet Nutrition Inc, Topeka, KS, USA).</text:span></text:p>
        <text:p text:style-name="Standard"/>
        <text:p text:style-name="P39"><text:span text:style-name="T161">G</text:span><text:span text:style-name="T160">eneral Experimental Design</text:span></text:p>
        <text:p text:style-name="Standard"><text:span text:style-name="T173">To determine the effect of sex on immune response, w</text:span><text:span text:style-name="T230">hen beetles had reached sexual maturity, </text:span><text:span text:style-name="T161">their </text:span><text:span text:style-name="T170">body mass, </text:span><text:span text:style-name="T161">elytra length </text:span><text:span text:style-name="T170">and</text:span><text:span text:style-name="T161"> pronotum width were measured, and were then randomly assigned to one </text:span><text:span text:style-name="T17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3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39">Hemolymph <text:span text:style-name="T242">C</text:span>ollection</text:p>
        <text:p text:style-name="Standard">Hemolymph was extracted from beetles using a 25-gauge syringe tip <text:span text:style-name="T243">that was sterilized in 70% ethanol</text:span> to make a small puncture at the suture <text:span text:style-name="T232">above the prosternum</text:span>, <text:span text:style-name="T271">which was also lightly wiped with 70% ethanol. <text:s/>This procedure allowed us to draw </text:span>between 2-5 μl of hemolymph into a <text:span text:style-name="T266">disposable</text:span> microcapillary tube. <text:s/><text:span text:style-name="T272">Using established protocols (Wilson et al. 2001), s</text:span>amples were immediately forced into individual Eppendorf tubes, diluted with a ratio of 1 μl hemolymph to 50 μl of ice-cold phosphate-buffered saline <text:span text:style-name="T274">(PBS, pH 7.4)</text:span>, vortexed, and then frozen at -20 °C for one hour to rupture hemocytes.</text:p>
        <text:p text:style-name="Standard"/>
        <text:p text:style-name="P39">Phenoloxidase <text:span text:style-name="T242">A</text:span>ctivity <text:span text:style-name="T242">A</text:span>ssay</text:p>
        <text:p text:style-name="Standard"><text:span text:style-name="T241">Phenoloxidase acts as a catalyst for the conversion of L-3,4-dihydroxyphenylalanine (L-DOPA) to </text:span><text:soft-page-break/><text:span text:style-name="T241">dopachrome, which can be measured spectrophotometrically. <text:s/>H</text:span>emolymph samples <text:span text:style-name="T273">that had been frozen for one hour </text:span>were thawed, vortexed briefly, and 60 μl <text:span text:style-name="T242">of sample </text:span>was pipetted into a spectrophotometer cuvette that contained 440 μl of ice-cold <text:span text:style-name="T233">phosphate-buffered saline</text:span>. <text:s/>500 μl of L-DOPA <text:span text:style-name="T234">(</text:span><text:span text:style-name="T268">4 mg/ml </text:span><text:span text:style-name="T269">of </text:span><text:span text:style-name="T268">H</text:span><text:span text:style-name="T235">2</text:span><text:span text:style-name="T268">O</text:span><text:span text:style-name="T234">) </text:span>was <text:span text:style-name="T242">then </text:span>added to this mixture, and the resultant solution was thoroughly mixed using a pipette. <text:s/><text:span text:style-name="T24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67">(absorption/minute)</text:span> during the linear phase of the reaction, <text:span text:style-name="T242">which is known to correlate with the concentration of phenoloxidase in the sample (Wilson et al. 2001, Haine et al 2008)</text:span>. <text:s/>Each sample was <text:span text:style-name="T267">analyzed</text:span> in duplicate, and an average of the values was taken to arrive at a final phenoloxidase value for each beetle.</text:p>
        <text:p text:style-name="Standard"/>
        <text:p text:style-name="P39">Protein Assay</text:p>
        <text:p text:style-name="Standard">The total amount of protein in each hemolymph sample was measured by combining 40 <text:span text:style-name="T160">μl of </text:span><text:span text:style-name="T162">sample with 960 μl of Bio-Rad protein assay dye in a spectrophotometer cuvette, thoroughly mixing the two with a pipette. <text:s/>This compound was allowed to react for ten minutes before being analyzed with a spectrophotometer </text:span><text:span text:style-name="T163">(Beckman Coulter DU530, USA), </text:span><text:span text:style-name="T162">at an absorbance of 520 nm. <text:s/>Protein levels were derived using a calibrated standard curve with fixed concentrations of 0.216, 0.432, 0.648, and 0.864 amounts of bovine serum albumin (Sigma).</text:span></text:p>
        <text:p text:style-name="Standard"/>
        <text:p text:style-name="P39">Encapsulation and Melanization Assay</text:p>
        <text:p text:style-name="Standard">To simulate a novel challenge of the immune system <text:span text:style-name="T275">via an encapsulation response</text:span>, a nylon monofilament was inserted into beetle<text:span text:style-name="T270">s</text:span> that did not have hemolymph <text:span text:style-name="T270">previously </text:span>drawn. <text:s/>A clear nylon<text:span text:style-name="T246"> </text:span>fishing line <text:span text:style-name="T275">(0.15 mm diameter)</text:span> was roughened with fine-grain sandpaper, tied into knots, and cut into 2mm pieces, each piece having a knot in its center. <text:s/>A disposable <text:span text:style-name="T247">27-gauge </text:span>syringe tip <text:span text:style-name="T247">needle</text:span> was used to create a small hole in the pleural membrane between the second and third abdominal sternites. <text:s/><text:span text:style-name="T245">Fine-tipped surgical forceps, </text:span><text:span text:style-name="T171">sterilized in 70% ethanol</text:span><text:span text:style-name="T24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4">°C </text:span><text:span text:style-name="T165">and held</text:span><text:span text:style-name="T164"> </text:span><text:span text:style-name="T172">at this temperature </text:span><text:span text:style-name="T165">until the filaments were able to be dissected out.</text:span></text:p>
        <text:p text:style-name="Standard"/>
        <text:p text:style-name="P41"><text:span text:style-name="T144">Filaments were removed from thawed beetles </text:span><text:span text:style-name="T145">using a dissecting microscope and surgical tweezers, after which the filament was </text:span><text:span text:style-name="T146">gently and </text:span><text:span text:style-name="T145">quickly dipped in water to remove any </text:span><text:span text:style-name="T146">clumps of tissue</text:span><text:span text:style-name="T145">, and stored in individually-labeled Eppendorf tubes at -20</text:span><text:span text:style-name="T147"> °C </text:span><text:span text:style-name="T148">until they were able to be analyzed. <text:s/></text:span><text:span text:style-name="T149">During analysis, f</text:span><text:span text:style-name="T150">ilaments were placed on a depression microscope slide and covered with a glass slip, the slide placed atop a piece of black plastic that would later be used as the control gray value. <text:s/></text:span><text:span text:style-name="T148">Each filament was photographed from the front and the back using a microscope with attached camera (</text:span><text:span text:style-name="T156">Olympus SZX12 Dissecting Microscope,</text:span><text:span text:style-name="T157"> 20 megapixel ImagingPlanet camera</text:span><text:span text:style-name="T14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1">(</text:span><text:span text:style-name="T135">F</text:span><text:span text:style-name="T190">1</text:span><text:span text:style-name="T189">, </text:span><text:span text:style-name="T190">77</text:span><text:span text:style-name="T135"> = </text:span><text:span text:style-name="T136">1956.49</text:span><text:span text:style-name="T135">, P </text:span><text:span text:style-name="T136">&lt;</text:span><text:span text:style-name="T135"> 0.</text:span><text:span text:style-name="T136">0001</text:span><text:span text:style-name="T153">). <text:s/>Darkness scores ranged from 0 (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s and the two implants analyzed.</text:span></text:p>
        <text:p text:style-name="Standard"/>
        <text:p text:style-name="P39">Wild-Caught Beetles</text:p>
        <text:p text:style-name="P4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65">decomposing</text:span> ground beef <text:span text:style-name="T289">to attract </text:span><text:span text:style-name="T201">Nicrohorus</text:span><text:span text:style-name="T215"> beetles. <text:s/>The traps were half-filled with </text:span><text:span text:style-name="T206">moist</text:span> peat <text:span text:style-name="T289">for beetles to hide in </text:span>and <text:span text:style-name="T289">avoid any desiccation.</text:span> <text:s/>Traps were placed in transects, approximately <text:span text:style-name="T265">ten meters</text:span> apart, and were checked on alternate days. <text:s/>Wild-caught beetles were brought back to the lab <text:span text:style-name="T244">the day they were collected</text:span>, where they were <text:span text:style-name="T266">identified to sex, </text:span>weighed, <text:span text:style-name="T231">and </text:span>measured, <text:span text:style-name="T231">then placed in a container filled with moist peat and allowed to acclimate to insectary conditions for 24 hours. <text:s/>After resting, wild-caught beetles were weighed again and randomly assigned to be subjected </text:span>to a phenoloxidase and protein assay <text:span text:style-name="T231">or</text:span> <text:span text:style-name="T231">simulated </text:span>immune <text:span text:style-name="T266">challenge</text:span> <text:span text:style-name="T231">with nylon monofilament</text:span>.</text:p>
        <text:p text:style-name="Standard"/>
        <text:p text:style-name="P3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78">Results</text:p>
        <text:p text:style-name="Standard"/>
        <text:p text:style-name="P39">Laboratory Experiments</text:p>
        <text:p text:style-name="Standard"/>
        <text:p text:style-name="Standard"><text:span text:style-name="T277">At the beginning of the experiment, there were no significant differences in age (F</text:span><text:span text:style-name="T236">2, 220</text:span><text:span text:style-name="T277"> = 0.64, P = 0.5302), body condition </text:span><text:bookmark-start text:name="__DdeLink__70_1493630556"/><text:span text:style-name="T277">(F</text:span><text:span text:style-name="T236">2, 221</text:span><text:span text:style-name="T277"> = 2.24, P = 0.1089)</text:span><text:bookmark-end text:name="__DdeLink__70_1493630556"/><text:span text:style-name="T277">, or elytra length (F</text:span><text:span text:style-name="T236">2, 221</text:span><text:span text:style-name="T277"> = 0.22, P = 0.8027) between beetles used in each of the </text:span><text:span text:style-name="T280">two experiments and </text:span><text:span text:style-name="T277">three treatments that were examined. <text:s/>T</text:span><text:span text:style-name="T283">here were no significant interactions between factors.</text:span></text:p>
        <text:p text:style-name="Standard"/>
        <text:p text:style-name="P49"><text:span text:style-name="T277">The post-experimental condition of the beetles was significantly affected by the starvation regime utilized in each treatment (F</text:span><text:span text:style-name="T239">2</text:span><text:span text:style-name="T236">, 221</text:span><text:span text:style-name="T277"> = </text:span><text:span text:style-name="T281">60.98</text:span><text:span text:style-name="T277">, P &lt; 0.0001). <text:s/>Beetles that had experienced longer durations of starvation were associated with lower body condition (Fig. 1). <text:s/>There was a significant difference found between the sexes (F</text:span><text:span text:style-name="T240">1</text:span><text:span text:style-name="T236">, 221</text:span><text:span text:style-name="T277"> = </text:span><text:span text:style-name="T281">6.</text:span><text:span text:style-name="T282">45</text:span><text:span text:style-name="T277">, P </text:span><text:span text:style-name="T282">=</text:span><text:span text:style-name="T277"> 0.0</text:span><text:span text:style-name="T282">118</text:span><text:span text:style-name="T277">), with males generally displaying better post-treatment body condition than females. <text:s/></text:span><text:span text:style-name="T283">There were no significant interactions between terms.</text:span></text:p>
        <text:p text:style-name="P157"><draw:frame draw:style-name="fr1" draw:name="Image2" text:anchor-type="paragraph" svg:width="4.9819in" svg:height="3.8272in" draw:z-index="1"><draw:image xlink:href="Pictures/1000020100000224000001A547EC0417D2D0779C.png" xlink:type="simple" xlink:show="embed" xlink:actuate="onLoad"/></draw:frame><text:span text:style-name="T304">Figure 1. </text:span><text:span text:style-name="T259">Post body condition </text:span><text:span text:style-name="T263">of beetles</text:span><text:span text:style-name="T259">, differentiated by experiment, treatment, and sex.</text:span></text:p>
        <text:p text:style-name="Standard"><text:span text:style-name="Default_20_Paragraph_20_Font"><text:span text:style-name="T290"/></text:span></text:p>
        <text:p text:style-name="P164"><text:span text:style-name="Default_20_Paragraph_20_Font"><text:span text:style-name="T295">Table </text:span></text:span><text:span text:style-name="Default_20_Paragraph_20_Font"><text:span text:style-name="T299">1</text:span></text:span><text:span text:style-name="Default_20_Paragraph_20_Font"><text:span text:style-name="T295">:</text:span></text:span><text:span text:style-name="Default_20_Paragraph_20_Font"><text:span text:style-name="T290"> The results of a general linear model analysis o</text:span></text:span><text:span text:style-name="Default_20_Paragraph_20_Font"><text:span text:style-name="T291">f the effect of starvation treatment on </text:span></text:span><text:span text:style-name="Default_20_Paragraph_20_Font"><text:span text:style-name="T294">post-experimental body condition in beetles</text:span></text:span></text:p>
        <text:p text:style-name="P146"><text:span text:style-name="Default_20_Paragraph_20_Font"><text:span text:style-name="T29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7">Source</text:p>
            </table:table-cell>
            <table:table-cell table:style-name="Table1.B1" office:value-type="string">
              <text:p text:style-name="P111">DF</text:p>
            </table:table-cell>
            <table:table-cell table:style-name="Table1.B1" office:value-type="string">
              <text:p text:style-name="P111">SS</text:p>
            </table:table-cell>
            <table:table-cell table:style-name="Table1.B1" office:value-type="string">
              <text:p text:style-name="P111">MS</text:p>
            </table:table-cell>
            <table:table-cell table:style-name="Table1.B1" office:value-type="string">
              <text:p text:style-name="P142">F</text:p>
            </table:table-cell>
            <table:table-cell table:style-name="Table1.B1" office:value-type="string">
              <text:p text:style-name="P142">P</text:p>
            </table:table-cell>
          </table:table-row>
          <table:table-row>
            <table:table-cell table:style-name="Table1.A2" office:value-type="string">
              <text:p text:style-name="P150">Sex</text:p>
            </table:table-cell>
            <table:table-cell table:style-name="Table1.B2" office:value-type="string">
              <text:p text:style-name="P111">1</text:p>
            </table:table-cell>
            <table:table-cell table:style-name="Table1.B2" office:value-type="string">
              <text:p text:style-name="P103"><text:span text:style-name="T300">0</text:span>.<text:span text:style-name="T308">0859</text:span></text:p>
            </table:table-cell>
            <table:table-cell table:style-name="Table1.B2" office:value-type="string">
              <text:p text:style-name="P103"><text:span text:style-name="T300">0</text:span>.<text:span text:style-name="T308">0859</text:span></text:p>
            </table:table-cell>
            <table:table-cell table:style-name="Table1.B2" office:value-type="string">
              <text:p text:style-name="P136">6.45</text:p>
            </table:table-cell>
            <table:table-cell table:style-name="Table1.B2" office:value-type="string">
              <text:p text:style-name="P99">0.<text:span text:style-name="T302">0118</text:span></text:p>
            </table:table-cell>
          </table:table-row>
          <table:table-row>
            <table:table-cell table:style-name="Table1.A2" office:value-type="string">
              <text:p text:style-name="P150">Starvation treatment</text:p>
            </table:table-cell>
            <table:table-cell table:style-name="Table1.B2" office:value-type="string">
              <text:p text:style-name="P111">2</text:p>
            </table:table-cell>
            <table:table-cell table:style-name="Table1.B2" office:value-type="string">
              <text:p text:style-name="P137">1.6253</text:p>
            </table:table-cell>
            <table:table-cell table:style-name="Table1.B2" office:value-type="string">
              <text:p text:style-name="P126">0.<text:span text:style-name="T308">8</text:span>1<text:span text:style-name="T308">26</text:span></text:p>
            </table:table-cell>
            <table:table-cell table:style-name="Table1.B2" office:value-type="string">
              <text:p text:style-name="P136">60.98</text:p>
            </table:table-cell>
            <table:table-cell table:style-name="Table1.B2" office:value-type="string">
              <text:p text:style-name="P99">&lt; 0.0001</text:p>
            </table:table-cell>
          </table:table-row>
          <table:table-row>
            <table:table-cell table:style-name="Table1.A2" office:value-type="string">
              <text:p text:style-name="P156">Experiment type</text:p>
            </table:table-cell>
            <table:table-cell table:style-name="Table1.B2" office:value-type="string">
              <text:p text:style-name="P135">1</text:p>
            </table:table-cell>
            <table:table-cell table:style-name="Table1.B2" office:value-type="string">
              <text:p text:style-name="P137">0.9485</text:p>
            </table:table-cell>
            <table:table-cell table:style-name="Table1.B2" office:value-type="string">
              <text:p text:style-name="P137">0.9485</text:p>
            </table:table-cell>
            <table:table-cell table:style-name="Table1.B2" office:value-type="string">
              <text:p text:style-name="P136">71.17</text:p>
            </table:table-cell>
            <table:table-cell table:style-name="Table1.B2" office:value-type="string">
              <text:p text:style-name="P138">&lt; 0.0001</text:p>
            </table:table-cell>
          </table:table-row>
          <table:table-row table:style-name="Table1.5">
            <table:table-cell table:style-name="Table1.A2" office:value-type="string">
              <text:p text:style-name="P150">Sex x Starvation treatment</text:p>
            </table:table-cell>
            <table:table-cell table:style-name="Table1.B2" office:value-type="string">
              <text:p text:style-name="P111">2</text:p>
            </table:table-cell>
            <table:table-cell table:style-name="Table1.B2" office:value-type="string">
              <text:p text:style-name="P126">0.0<text:span text:style-name="T308">33</text:span>5</text:p>
            </table:table-cell>
            <table:table-cell table:style-name="Table1.B2" office:value-type="string">
              <text:p text:style-name="P126">0.0<text:span text:style-name="T308">167</text:span></text:p>
            </table:table-cell>
            <table:table-cell table:style-name="Table1.B2" office:value-type="string">
              <text:p text:style-name="P123"><text:span text:style-name="T308">1</text:span>.<text:span text:style-name="T308">26</text:span></text:p>
            </table:table-cell>
            <table:table-cell table:style-name="Table1.B2" office:value-type="string">
              <text:p text:style-name="P119">0.<text:span text:style-name="T308">2859</text:span></text:p>
            </table:table-cell>
          </table:table-row>
          <table:table-row table:style-name="Table1.5">
            <table:table-cell table:style-name="Table1.A2" office:value-type="string">
              <text:p text:style-name="P156">Sex x Experiment type</text:p>
            </table:table-cell>
            <table:table-cell table:style-name="Table1.B2" office:value-type="string">
              <text:p text:style-name="P135">1</text:p>
            </table:table-cell>
            <table:table-cell table:style-name="Table1.B2" office:value-type="string">
              <text:p text:style-name="P137">0.0000</text:p>
            </table:table-cell>
            <table:table-cell table:style-name="Table1.B2" office:value-type="string">
              <text:p text:style-name="P137">0.0000</text:p>
            </table:table-cell>
            <table:table-cell table:style-name="Table1.B2" office:value-type="string">
              <text:p text:style-name="P136">0.00</text:p>
            </table:table-cell>
            <table:table-cell table:style-name="Table1.B2" office:value-type="string">
              <text:p text:style-name="P119"><text:span text:style-name="T308">0</text:span>.<text:span text:style-name="T308">9783</text:span></text:p>
            </table:table-cell>
          </table:table-row>
          <table:table-row table:style-name="Table1.5">
            <table:table-cell table:style-name="Table1.A2" office:value-type="string">
              <text:p text:style-name="P156">Starv. Trtmnt x Exp. Type</text:p>
            </table:table-cell>
            <table:table-cell table:style-name="Table1.B2" office:value-type="string">
              <text:p text:style-name="P135">2</text:p>
            </table:table-cell>
            <table:table-cell table:style-name="Table1.B2" office:value-type="string">
              <text:p text:style-name="P137">0.0087</text:p>
            </table:table-cell>
            <table:table-cell table:style-name="Table1.B2" office:value-type="string">
              <text:p text:style-name="P137">0.0043</text:p>
            </table:table-cell>
            <table:table-cell table:style-name="Table1.B2" office:value-type="string">
              <text:p text:style-name="P136">0.33</text:p>
            </table:table-cell>
            <table:table-cell table:style-name="Table1.B2" office:value-type="string">
              <text:p text:style-name="P138">0.7214</text:p>
            </table:table-cell>
          </table:table-row>
          <table:table-row table:style-name="Table1.5">
            <table:table-cell table:style-name="Table1.A2" office:value-type="string">
              <text:p text:style-name="P156">Sex x Trt x Exp. Type</text:p>
            </table:table-cell>
            <table:table-cell table:style-name="Table1.B2" office:value-type="string">
              <text:p text:style-name="P135">2</text:p>
            </table:table-cell>
            <table:table-cell table:style-name="Table1.B2" office:value-type="string">
              <text:p text:style-name="P137">0.0537</text:p>
            </table:table-cell>
            <table:table-cell table:style-name="Table1.B2" office:value-type="string">
              <text:p text:style-name="P137">0.0265</text:p>
            </table:table-cell>
            <table:table-cell table:style-name="Table1.B2" office:value-type="string">
              <text:p text:style-name="P136">1.99</text:p>
            </table:table-cell>
            <table:table-cell table:style-name="Table1.B2" office:value-type="string">
              <text:p text:style-name="P138">0.1390</text:p>
            </table:table-cell>
          </table:table-row>
          <text:soft-page-break/>
          <table:table-row table:style-name="Table1.9">
            <table:table-cell table:style-name="Table1.A2" office:value-type="string">
              <text:p text:style-name="P154">Error</text:p>
            </table:table-cell>
            <table:table-cell table:style-name="Table1.B2" office:value-type="string">
              <text:p text:style-name="P135">221</text:p>
            </table:table-cell>
            <table:table-cell table:style-name="Table1.B2" office:value-type="string">
              <text:p text:style-name="P126"><text:span text:style-name="T308">2</text:span>.<text:span text:style-name="T308">9453</text:span></text:p>
            </table:table-cell>
            <table:table-cell table:style-name="Table1.B2" office:value-type="string">
              <text:p text:style-name="P126">0.0<text:span text:style-name="T308">133</text:span></text:p>
            </table:table-cell>
            <table:table-cell table:style-name="Table1.B2" office:value-type="string">
              <text:p text:style-name="P95"/>
            </table:table-cell>
            <table:table-cell table:style-name="Table1.B2" office:value-type="string">
              <text:p text:style-name="P99"/>
            </table:table-cell>
          </table:table-row>
          <table:table-row>
            <table:table-cell table:style-name="Table1.A10" office:value-type="string">
              <text:p text:style-name="P150">Total</text:p>
            </table:table-cell>
            <table:table-cell table:style-name="Table1.B10" office:value-type="string">
              <text:p text:style-name="P135">232</text:p>
            </table:table-cell>
            <table:table-cell table:style-name="Table1.B10" office:value-type="string">
              <text:p text:style-name="P126">5.<text:span text:style-name="T308">9180</text:span></text:p>
            </table:table-cell>
            <table:table-cell table:style-name="Table1.B10" office:value-type="string">
              <text:p text:style-name="P115"/>
            </table:table-cell>
            <table:table-cell table:style-name="Table1.B10" office:value-type="string">
              <text:p text:style-name="P95"/>
            </table:table-cell>
            <table:table-cell table:style-name="Table1.B10" office:value-type="string">
              <text:p text:style-name="P99"/>
            </table:table-cell>
          </table:table-row>
        </table:table>
        <text:p text:style-name="P161"/>
        <text:p text:style-name="P44"><text:span text:style-name="T277">There was a significant effect of the starvation regime on the hemolymph's protein concentration in experimental beetles (F</text:span><text:span text:style-name="T238">5</text:span><text:span text:style-name="T236">, </text:span><text:span text:style-name="T237">15</text:span><text:span text:style-name="T238">0</text:span><text:span text:style-name="T277"> = </text:span><text:span text:style-name="T279">6.95</text:span><text:span text:style-name="T277">, P &lt; 0.0001), with longer durations of starvation being associated with progressively lower concentrations of protein (F</text:span><text:span text:style-name="T236">2, </text:span><text:span text:style-name="T237">155</text:span><text:span text:style-name="T277"> = </text:span><text:span text:style-name="T278">15</text:span><text:span text:style-name="T277">.</text:span><text:span text:style-name="T278">38</text:span><text:span text:style-name="T277">, P &lt; 0.0001). <text:s/></text:span><text:span text:style-name="T283">There was no significant difference in protein concentration between beetles' sex, and there were no significant interactions between terms.</text:span></text:p>
        <text:p text:style-name="Standard"/>
        <text:p text:style-name="P163"><text:span text:style-name="Default_20_Paragraph_20_Font"><text:span text:style-name="T295">Table </text:span></text:span><text:span text:style-name="Default_20_Paragraph_20_Font"><text:span text:style-name="T297">2</text:span></text:span><text:span text:style-name="Default_20_Paragraph_20_Font"><text:span text:style-name="T295">:</text:span></text:span><text:span text:style-name="Default_20_Paragraph_20_Font"><text:span text:style-name="T290"> The results of a general linear model analysis o</text:span></text:span><text:span text:style-name="Default_20_Paragraph_20_Font"><text:span text:style-name="T291">f the effect of starvation treatment on </text:span></text:span><text:span text:style-name="Default_20_Paragraph_20_Font"><text:span text:style-name="T292">protein concentration in hemolymph</text:span></text:span></text:p>
        <text:p text:style-name="P143"><text:span text:style-name="Default_20_Paragraph_20_Font"><text:span text:style-name="T29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4">Source</text:p>
            </table:table-cell>
            <table:table-cell table:style-name="Table3.B1" office:value-type="string">
              <text:p text:style-name="P108">DF</text:p>
            </table:table-cell>
            <table:table-cell table:style-name="Table3.B1" office:value-type="string">
              <text:p text:style-name="P108">SS</text:p>
            </table:table-cell>
            <table:table-cell table:style-name="Table3.B1" office:value-type="string">
              <text:p text:style-name="P108">MS</text:p>
            </table:table-cell>
            <table:table-cell table:style-name="Table3.B1" office:value-type="string">
              <text:p text:style-name="P139">F</text:p>
            </table:table-cell>
            <table:table-cell table:style-name="Table3.B1" office:value-type="string">
              <text:p text:style-name="P139">P</text:p>
            </table:table-cell>
          </table:table-row>
          <table:table-row>
            <table:table-cell table:style-name="Table3.A2" office:value-type="string">
              <text:p text:style-name="P147">Sex</text:p>
            </table:table-cell>
            <table:table-cell table:style-name="Table3.B2" office:value-type="string">
              <text:p text:style-name="P108">1</text:p>
            </table:table-cell>
            <table:table-cell table:style-name="Table3.B2" office:value-type="string">
              <text:p text:style-name="P100"><text:span text:style-name="T300">0</text:span>.<text:span text:style-name="T302">1039</text:span></text:p>
            </table:table-cell>
            <table:table-cell table:style-name="Table3.B2" office:value-type="string">
              <text:p text:style-name="P100"><text:span text:style-name="T300">0</text:span>.<text:span text:style-name="T302">1039</text:span></text:p>
            </table:table-cell>
            <table:table-cell table:style-name="Table3.B2" office:value-type="string">
              <text:p text:style-name="P127">3.83</text:p>
            </table:table-cell>
            <table:table-cell table:style-name="Table3.B2" office:value-type="string">
              <text:p text:style-name="P96">0.<text:span text:style-name="T302">0521</text:span></text:p>
            </table:table-cell>
          </table:table-row>
          <table:table-row>
            <table:table-cell table:style-name="Table3.A2" office:value-type="string">
              <text:p text:style-name="P147">Starvation treatment</text:p>
            </table:table-cell>
            <table:table-cell table:style-name="Table3.B2" office:value-type="string">
              <text:p text:style-name="P108">2</text:p>
            </table:table-cell>
            <table:table-cell table:style-name="Table3.B2" office:value-type="string">
              <text:p text:style-name="P124">0.8339</text:p>
            </table:table-cell>
            <table:table-cell table:style-name="Table3.B2" office:value-type="string">
              <text:p text:style-name="P124">0.4169</text:p>
            </table:table-cell>
            <table:table-cell table:style-name="Table3.B2" office:value-type="string">
              <text:p text:style-name="P127">15.38</text:p>
            </table:table-cell>
            <table:table-cell table:style-name="Table3.B2" office:value-type="string">
              <text:p text:style-name="P96">&lt; 0.0001</text:p>
            </table:table-cell>
          </table:table-row>
          <table:table-row table:style-name="Table3.4">
            <table:table-cell table:style-name="Table3.A2" office:value-type="string">
              <text:p text:style-name="P147">Sex x Starvation treatment</text:p>
            </table:table-cell>
            <table:table-cell table:style-name="Table3.B2" office:value-type="string">
              <text:p text:style-name="P108">2</text:p>
            </table:table-cell>
            <table:table-cell table:style-name="Table3.B2" office:value-type="string">
              <text:p text:style-name="P124">0.0045</text:p>
            </table:table-cell>
            <table:table-cell table:style-name="Table3.B2" office:value-type="string">
              <text:p text:style-name="P124">0.0022</text:p>
            </table:table-cell>
            <table:table-cell table:style-name="Table3.B2" office:value-type="string">
              <text:p text:style-name="P120"><text:span text:style-name="T302">0</text:span>.<text:span text:style-name="T302">08</text:span></text:p>
            </table:table-cell>
            <table:table-cell table:style-name="Table3.B2" office:value-type="string">
              <text:p text:style-name="P116">0.<text:span text:style-name="T302">9203</text:span></text:p>
            </table:table-cell>
          </table:table-row>
          <table:table-row table:style-name="Table3.5">
            <table:table-cell table:style-name="Table3.A2" office:value-type="string">
              <text:p text:style-name="P151">Error</text:p>
            </table:table-cell>
            <table:table-cell table:style-name="Table3.B2" office:value-type="string">
              <text:p text:style-name="P108">1<text:span text:style-name="T302">50</text:span></text:p>
            </table:table-cell>
            <table:table-cell table:style-name="Table3.B2" office:value-type="string">
              <text:p text:style-name="P124">4.0678</text:p>
            </table:table-cell>
            <table:table-cell table:style-name="Table3.B2" office:value-type="string">
              <text:p text:style-name="P124">0.0271</text:p>
            </table:table-cell>
            <table:table-cell table:style-name="Table3.B2" office:value-type="string">
              <text:p text:style-name="P92"/>
            </table:table-cell>
            <table:table-cell table:style-name="Table3.B2" office:value-type="string">
              <text:p text:style-name="P96"/>
            </table:table-cell>
          </table:table-row>
          <table:table-row>
            <table:table-cell table:style-name="Table3.A6" office:value-type="string">
              <text:p text:style-name="P147">Total</text:p>
            </table:table-cell>
            <table:table-cell table:style-name="Table3.B6" office:value-type="string">
              <text:p text:style-name="P108">155</text:p>
            </table:table-cell>
            <table:table-cell table:style-name="Table3.B6" office:value-type="string">
              <text:p text:style-name="P124">5.0108</text:p>
            </table:table-cell>
            <table:table-cell table:style-name="Table3.B6" office:value-type="string">
              <text:p text:style-name="P112"/>
            </table:table-cell>
            <table:table-cell table:style-name="Table3.B6" office:value-type="string">
              <text:p text:style-name="P92"/>
            </table:table-cell>
            <table:table-cell table:style-name="Table3.B6" office:value-type="string">
              <text:p text:style-name="P96"/>
            </table:table-cell>
          </table:table-row>
        </table:table>
        <text:p text:style-name="P15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04">Figure </text:span><text:span text:style-name="T305">2</text:span><text:span text:style-name="T304">. </text:span><text:span text:style-name="T259">P</text:span><text:span text:style-name="T260">rotein concentrations of males and females from three different treatment groups</text:span><text:span text:style-name="T259">.</text:span></text:p>
        <text:p text:style-name="P45"/>
        <text:p text:style-name="P50"><text:span text:style-name="T27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83">There was no significant difference between the sexes, nor were there significant interactions between terms.</text:span></text:p>
        <text:p text:style-name="P46"/>
        <text:p text:style-name="P162"><text:soft-page-break/><text:span text:style-name="Default_20_Paragraph_20_Font"><text:span text:style-name="T295">Table </text:span></text:span><text:span text:style-name="Default_20_Paragraph_20_Font"><text:span text:style-name="T298">3</text:span></text:span><text:span text:style-name="Default_20_Paragraph_20_Font"><text:span text:style-name="T295">:</text:span></text:span><text:span text:style-name="Default_20_Paragraph_20_Font"><text:span text:style-name="T290"> The results of a general linear model analysis o</text:span></text:span><text:span text:style-name="Default_20_Paragraph_20_Font"><text:span text:style-name="T291">f the effect of starvation treatment on phenoloxidase</text:span></text:span></text:p>
        <text:p text:style-name="P145"><text:span text:style-name="Default_20_Paragraph_20_Font"><text:span text:style-name="T29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6">Source</text:p>
            </table:table-cell>
            <table:table-cell table:style-name="Table2.B1" office:value-type="string">
              <text:p text:style-name="P110">DF</text:p>
            </table:table-cell>
            <table:table-cell table:style-name="Table2.B1" office:value-type="string">
              <text:p text:style-name="P110">SS</text:p>
            </table:table-cell>
            <table:table-cell table:style-name="Table2.B1" office:value-type="string">
              <text:p text:style-name="P110">MS</text:p>
            </table:table-cell>
            <table:table-cell table:style-name="Table2.B1" office:value-type="string">
              <text:p text:style-name="P141">F</text:p>
            </table:table-cell>
            <table:table-cell table:style-name="Table2.B1" office:value-type="string">
              <text:p text:style-name="P141">P</text:p>
            </table:table-cell>
          </table:table-row>
          <table:table-row>
            <table:table-cell table:style-name="Table2.A2" office:value-type="string">
              <text:p text:style-name="P149">Sex</text:p>
            </table:table-cell>
            <table:table-cell table:style-name="Table2.B2" office:value-type="string">
              <text:p text:style-name="P110">1</text:p>
            </table:table-cell>
            <table:table-cell table:style-name="Table2.B2" office:value-type="string">
              <text:p text:style-name="P102"><text:span text:style-name="T300">0</text:span>.<text:span text:style-name="T301">2709</text:span></text:p>
            </table:table-cell>
            <table:table-cell table:style-name="Table2.B2" office:value-type="string">
              <text:p text:style-name="P102"><text:span text:style-name="T300">0</text:span>.<text:span text:style-name="T301">2709</text:span></text:p>
            </table:table-cell>
            <table:table-cell table:style-name="Table2.B2" office:value-type="string">
              <text:p text:style-name="P94">0.<text:span text:style-name="T301">22</text:span></text:p>
            </table:table-cell>
            <table:table-cell table:style-name="Table2.B2" office:value-type="string">
              <text:p text:style-name="P98">0.<text:span text:style-name="T301">6372</text:span></text:p>
            </table:table-cell>
          </table:table-row>
          <table:table-row>
            <table:table-cell table:style-name="Table2.A2" office:value-type="string">
              <text:p text:style-name="P149">Starvation treatment</text:p>
            </table:table-cell>
            <table:table-cell table:style-name="Table2.B2" office:value-type="string">
              <text:p text:style-name="P110">2</text:p>
            </table:table-cell>
            <table:table-cell table:style-name="Table2.B2" office:value-type="string">
              <text:p text:style-name="P114"><text:span text:style-name="T301">77</text:span>.<text:span text:style-name="T301">7619</text:span></text:p>
            </table:table-cell>
            <table:table-cell table:style-name="Table2.B2" office:value-type="string">
              <text:p text:style-name="P131">38.8809</text:p>
            </table:table-cell>
            <table:table-cell table:style-name="Table2.B2" office:value-type="string">
              <text:p text:style-name="P94"><text:span text:style-name="T301">32</text:span>.<text:span text:style-name="T300">05</text:span></text:p>
            </table:table-cell>
            <table:table-cell table:style-name="Table2.B2" office:value-type="string">
              <text:p text:style-name="P98">&lt; 0.0001</text:p>
            </table:table-cell>
          </table:table-row>
          <table:table-row table:style-name="Table2.4">
            <table:table-cell table:style-name="Table2.A2" office:value-type="string">
              <text:p text:style-name="P155">Protein</text:p>
            </table:table-cell>
            <table:table-cell table:style-name="Table2.B2" office:value-type="string">
              <text:p text:style-name="P132">1</text:p>
            </table:table-cell>
            <table:table-cell table:style-name="Table2.B2" office:value-type="string">
              <text:p text:style-name="P131">6.6319</text:p>
            </table:table-cell>
            <table:table-cell table:style-name="Table2.B2" office:value-type="string">
              <text:p text:style-name="P131">6.6319</text:p>
            </table:table-cell>
            <table:table-cell table:style-name="Table2.B2" office:value-type="string">
              <text:p text:style-name="P133">5.47</text:p>
            </table:table-cell>
            <table:table-cell table:style-name="Table2.B2" office:value-type="string">
              <text:p text:style-name="P134">0.0207</text:p>
            </table:table-cell>
          </table:table-row>
          <table:table-row table:style-name="Table2.4">
            <table:table-cell table:style-name="Table2.A2" office:value-type="string">
              <text:p text:style-name="P149">Sex x Starvation treatment</text:p>
            </table:table-cell>
            <table:table-cell table:style-name="Table2.B2" office:value-type="string">
              <text:p text:style-name="P110">2</text:p>
            </table:table-cell>
            <table:table-cell table:style-name="Table2.B2" office:value-type="string">
              <text:p text:style-name="P131">5.0773</text:p>
            </table:table-cell>
            <table:table-cell table:style-name="Table2.B2" office:value-type="string">
              <text:p text:style-name="P114">2.5<text:span text:style-name="T301">386</text:span></text:p>
            </table:table-cell>
            <table:table-cell table:style-name="Table2.B2" office:value-type="string">
              <text:p text:style-name="P122">2.0<text:span text:style-name="T301">9</text:span></text:p>
            </table:table-cell>
            <table:table-cell table:style-name="Table2.B2" office:value-type="string">
              <text:p text:style-name="P118">0.1<text:span text:style-name="T302">270</text:span></text:p>
            </table:table-cell>
          </table:table-row>
          <table:table-row table:style-name="Table2.6">
            <table:table-cell table:style-name="Table2.A2" office:value-type="string">
              <text:p text:style-name="P153">Error</text:p>
            </table:table-cell>
            <table:table-cell table:style-name="Table2.B2" office:value-type="string">
              <text:p text:style-name="P110">1<text:span text:style-name="T301">49</text:span></text:p>
            </table:table-cell>
            <table:table-cell table:style-name="Table2.B2" office:value-type="string">
              <text:p text:style-name="P114">18<text:span text:style-name="T301">0</text:span>.<text:span text:style-name="T301">7530</text:span></text:p>
            </table:table-cell>
            <table:table-cell table:style-name="Table2.B2" office:value-type="string">
              <text:p text:style-name="P114">1.2<text:span text:style-name="T301">131</text:span></text:p>
            </table:table-cell>
            <table:table-cell table:style-name="Table2.B2" office:value-type="string">
              <text:p text:style-name="P94"/>
            </table:table-cell>
            <table:table-cell table:style-name="Table2.B2" office:value-type="string">
              <text:p text:style-name="P98"/>
            </table:table-cell>
          </table:table-row>
          <table:table-row>
            <table:table-cell table:style-name="Table2.A7" office:value-type="string">
              <text:p text:style-name="P149">Total</text:p>
            </table:table-cell>
            <table:table-cell table:style-name="Table2.B7" office:value-type="string">
              <text:p text:style-name="P110">155</text:p>
            </table:table-cell>
            <table:table-cell table:style-name="Table2.B7" office:value-type="string">
              <text:p text:style-name="P114">307.6736</text:p>
            </table:table-cell>
            <table:table-cell table:style-name="Table2.B7" office:value-type="string">
              <text:p text:style-name="P114"/>
            </table:table-cell>
            <table:table-cell table:style-name="Table2.B7" office:value-type="string">
              <text:p text:style-name="P94"/>
            </table:table-cell>
            <table:table-cell table:style-name="Table2.B7" office:value-type="string">
              <text:p text:style-name="P98"/>
            </table:table-cell>
          </table:table-row>
        </table:table>
        <text:p text:style-name="P47"/>
        <text:p text:style-name="P160"><draw:frame draw:style-name="fr3" draw:name="Image4" text:anchor-type="paragraph" svg:width="4.9819in" svg:height="3.8272in" draw:z-index="3"><draw:image xlink:href="Pictures/1000020100000224000001A5AC19B1C15A861080.png" xlink:type="simple" xlink:show="embed" xlink:actuate="onLoad"/></draw:frame><text:span text:style-name="T304">Figure </text:span><text:span text:style-name="T306">3</text:span><text:span text:style-name="T304">. </text:span><text:span text:style-name="T259">P</text:span><text:span text:style-name="T261">henoloxidase</text:span><text:span text:style-name="T260"> </text:span><text:span text:style-name="T261">absorbance rates</text:span><text:span text:style-name="T260"> of males and females from three different treatment groups</text:span><text:span text:style-name="T259">.</text:span></text:p>
        <text:p text:style-name="P47"/>
        <text:p text:style-name="P50"><text:span text:style-name="T27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83">There was no significant difference found between beetles' sex, nor were there significant ineractions between terms.</text:span></text:p>
        <text:p text:style-name="P144"><text:span text:style-name="Default_20_Paragraph_20_Font"><text:span text:style-name="T295"/></text:span></text:p>
        <text:p text:style-name="P165"><text:span text:style-name="Default_20_Paragraph_20_Font"><text:span text:style-name="T295">Table </text:span></text:span><text:span text:style-name="Default_20_Paragraph_20_Font"><text:span text:style-name="T296">4</text:span></text:span><text:span text:style-name="Default_20_Paragraph_20_Font"><text:span text:style-name="T295">:</text:span></text:span><text:span text:style-name="Default_20_Paragraph_20_Font"><text:span text:style-name="T290"> The results of a general linear model analysis o</text:span></text:span><text:span text:style-name="Default_20_Paragraph_20_Font"><text:span text:style-name="T291">f the effect of starvation treatment on </text:span></text:span><text:span text:style-name="Default_20_Paragraph_20_Font"><text:span text:style-name="T293">encapsulation (melanization) of a nylon monofilament</text:span></text:span></text:p>
        <text:p text:style-name="P1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5">Source</text:p>
            </table:table-cell>
            <table:table-cell table:style-name="Table4.B1" office:value-type="string">
              <text:p text:style-name="P109">DF</text:p>
            </table:table-cell>
            <table:table-cell table:style-name="Table4.B1" office:value-type="string">
              <text:p text:style-name="P109">SS</text:p>
            </table:table-cell>
            <table:table-cell table:style-name="Table4.B1" office:value-type="string">
              <text:p text:style-name="P109">MS</text:p>
            </table:table-cell>
            <table:table-cell table:style-name="Table4.B1" office:value-type="string">
              <text:p text:style-name="P140">F</text:p>
            </table:table-cell>
            <table:table-cell table:style-name="Table4.B1" office:value-type="string">
              <text:p text:style-name="P140">P</text:p>
            </table:table-cell>
          </table:table-row>
          <table:table-row>
            <table:table-cell table:style-name="Table4.A2" office:value-type="string">
              <text:p text:style-name="P148">Sex</text:p>
            </table:table-cell>
            <table:table-cell table:style-name="Table4.B2" office:value-type="string">
              <text:p text:style-name="P109">1</text:p>
            </table:table-cell>
            <table:table-cell table:style-name="Table4.B2" office:value-type="string">
              <text:p text:style-name="P101"><text:span text:style-name="T300">0</text:span>.<text:span text:style-name="T303">0005</text:span></text:p>
            </table:table-cell>
            <table:table-cell table:style-name="Table4.B2" office:value-type="string">
              <text:p text:style-name="P101"><text:span text:style-name="T300">0</text:span>.<text:span text:style-name="T303">0005</text:span></text:p>
            </table:table-cell>
            <table:table-cell table:style-name="Table4.B2" office:value-type="string">
              <text:p text:style-name="P130">0.01</text:p>
            </table:table-cell>
            <table:table-cell table:style-name="Table4.B2" office:value-type="string">
              <text:p text:style-name="P97">0.<text:span text:style-name="T303">9329</text:span></text:p>
            </table:table-cell>
          </table:table-row>
          <table:table-row>
            <table:table-cell table:style-name="Table4.A2" office:value-type="string">
              <text:p text:style-name="P148">Starvation treatment</text:p>
            </table:table-cell>
            <table:table-cell table:style-name="Table4.B2" office:value-type="string">
              <text:p text:style-name="P109">2</text:p>
            </table:table-cell>
            <table:table-cell table:style-name="Table4.B2" office:value-type="string">
              <text:p text:style-name="P129">2.5612</text:p>
            </table:table-cell>
            <table:table-cell table:style-name="Table4.B2" office:value-type="string">
              <text:p text:style-name="P129">1.2806</text:p>
            </table:table-cell>
            <table:table-cell table:style-name="Table4.B2" office:value-type="string">
              <text:p text:style-name="P130">16.31</text:p>
            </table:table-cell>
            <table:table-cell table:style-name="Table4.B2" office:value-type="string">
              <text:p text:style-name="P97">&lt; 0.0001</text:p>
            </table:table-cell>
          </table:table-row>
          <table:table-row table:style-name="Table4.4">
            <table:table-cell table:style-name="Table4.A2" office:value-type="string">
              <text:p text:style-name="P148">Sex x Starvation treatment</text:p>
            </table:table-cell>
            <table:table-cell table:style-name="Table4.B2" office:value-type="string">
              <text:p text:style-name="P109">2</text:p>
            </table:table-cell>
            <table:table-cell table:style-name="Table4.B2" office:value-type="string">
              <text:p text:style-name="P125">0.<text:span text:style-name="T303">1453</text:span></text:p>
            </table:table-cell>
            <table:table-cell table:style-name="Table4.B2" office:value-type="string">
              <text:p text:style-name="P125">0.0<text:span text:style-name="T303">726</text:span></text:p>
            </table:table-cell>
            <table:table-cell table:style-name="Table4.B2" office:value-type="string">
              <text:p text:style-name="P121"><text:span text:style-name="T302">0</text:span>.<text:span text:style-name="T303">93</text:span></text:p>
            </table:table-cell>
            <table:table-cell table:style-name="Table4.B2" office:value-type="string">
              <text:p text:style-name="P117">0.<text:span text:style-name="T303">4011</text:span></text:p>
            </table:table-cell>
          </table:table-row>
          <text:soft-page-break/>
          <table:table-row table:style-name="Table4.5">
            <table:table-cell table:style-name="Table4.A2" office:value-type="string">
              <text:p text:style-name="P152">Error</text:p>
            </table:table-cell>
            <table:table-cell table:style-name="Table4.B2" office:value-type="string">
              <text:p text:style-name="P128">71</text:p>
            </table:table-cell>
            <table:table-cell table:style-name="Table4.B2" office:value-type="string">
              <text:p text:style-name="P129">5.5753</text:p>
            </table:table-cell>
            <table:table-cell table:style-name="Table4.B2" office:value-type="string">
              <text:p text:style-name="P125">0.<text:span text:style-name="T303">0785</text:span></text:p>
            </table:table-cell>
            <table:table-cell table:style-name="Table4.B2" office:value-type="string">
              <text:p text:style-name="P93"/>
            </table:table-cell>
            <table:table-cell table:style-name="Table4.B2" office:value-type="string">
              <text:p text:style-name="P97"/>
            </table:table-cell>
          </table:table-row>
          <table:table-row>
            <table:table-cell table:style-name="Table4.A6" office:value-type="string">
              <text:p text:style-name="P148">Total</text:p>
            </table:table-cell>
            <table:table-cell table:style-name="Table4.B6" office:value-type="string">
              <text:p text:style-name="P128">76</text:p>
            </table:table-cell>
            <table:table-cell table:style-name="Table4.B6" office:value-type="string">
              <text:p text:style-name="P129">8.3304</text:p>
            </table:table-cell>
            <table:table-cell table:style-name="Table4.B6" office:value-type="string">
              <text:p text:style-name="P113"/>
            </table:table-cell>
            <table:table-cell table:style-name="Table4.B6" office:value-type="string">
              <text:p text:style-name="P93"/>
            </table:table-cell>
            <table:table-cell table:style-name="Table4.B6" office:value-type="string">
              <text:p text:style-name="P97"/>
            </table:table-cell>
          </table:table-row>
        </table:table>
        <text:p text:style-name="P15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04">Figure </text:span><text:span text:style-name="T307">4</text:span><text:span text:style-name="T304">. </text:span><text:span text:style-name="T262">Melanization levels for males and females across the three experimental treatment groups. <text:s/>Lower average grey values indicate higher amounts of melanization.</text:span></text:p>
        <text:p text:style-name="P44"/>
        <text:p text:style-name="P44"/>
        <text:p text:style-name="Standard">Field Experiments</text:p>
        <text:p text:style-name="Standard"><text:span text:style-name="T283">There was not a significant difference in elytra length between wild-caught populations of beetles, but there was a significant difference with regards to the sex of the beetles (t = 7.92; d.f. = 1; P &lt; 0.01) </text:span><text:span text:style-name="T284">(do we mention the trend of female beetles having larger elytra here, or let the eventual graph show this?)</text:span><text:span text:style-name="T283">. <text:s/>The populations of beetles had significant differences in body condition (t = 7.59; d.f. = 1; P &lt; 0.01) </text:span><text:span text:style-name="T28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4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7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85">was also significant</text:span><text:span text:style-name="T276"> </text:span><text:soft-page-break/><text:span text:style-name="T276">(t = 6.95; d.f. = 5; P &lt; 0.0001), with longer durations of starvation being associated with progressively lower concentrations of protein (t = 15.38; d.f. = 2; P &lt; 0.0001). <text:s/></text:span><text:span text:style-name="T28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86">T</text:span><text:span text:style-name="T285">here was no significant difference between the sexes, nor were there significant interactions between terms </text:span><text:span text:style-name="T286">f</text:span><text:span text:style-name="T285">or all of these three aspects.</text:span></text:p>
        <text:p text:style-name="P48"/>
        <text:p text:style-name="P48"/>
        <text:p text:style-name="P14">Discussion</text:p>
        <text:p text:style-name="P56">In this study, we investigated the <text:span text:style-name="T317">influence</text:span> of starvation on immunity in male and female burying beetles, <text:span text:style-name="T199">N. orbicollis</text:span><text:span text:style-name="T206">, and compared our data to those of wild beetles to ascertain the relevance of our findings. <text:s/>We found clear </text:span><text:span text:style-name="T216">impacts </text:span><text:span text:style-name="T217">of starvation on individual immunity, </text:span><text:span text:style-name="T221">with</text:span><text:span text:style-name="T217"> beetles that had </text:span><text:span text:style-name="T220">experienced several days of reduced</text:span><text:span text:style-name="T217"> </text:span><text:span text:style-name="T221">food intake having</text:span><text:span text:style-name="T217"> lower </text:span><text:span text:style-name="T220">concentrations of </text:span><text:span text:style-name="T217">protein and phenloxidase </text:span><text:span text:style-name="T220">in </text:span><text:span text:style-name="T221">their </text:span><text:span text:style-name="T220">hemolymph, </text:span><text:span text:style-name="T221">as well as</text:span><text:span text:style-name="T217"> </text:span><text:span text:style-name="T220">decreased </text:span><text:span text:style-name="T217">encapsulation </text:span><text:span text:style-name="T224">of a foreign object</text:span><text:span text:style-name="T217">. <text:s/>Field-caught beetles had very low levels of protein and phenoloxidase, with encapsulation rates </text:span><text:span text:style-name="T218">generally corresponding to beetles </text:span><text:span text:style-name="T221">living with a pattern of moderate starvation. <text:s/></text:span><text:span text:style-name="T222">This suggests that organisms who feed on rare, ephemeral materials m</text:span><text:span text:style-name="T223">ay often</text:span><text:span text:style-name="T222"> contend with below optimal constitutive immunity.</text:span></text:p>
        <text:p text:style-name="P58"/>
        <text:p text:style-name="P59"><text:span text:style-name="T319">Male </text:span><text:span text:style-name="T203">N. orbicollis</text:span><text:span text:style-name="T223">, after starvation treatment,</text:span><text:span text:style-name="T203"> </text:span><text:span text:style-name="T310">were generally found to maintain their body condition at higher levels relative to</text:span> females. <text:s/><text:span text:style-name="T319">This</text:span> may be <text:span text:style-name="T309">due to physiological differences between the sexes in </text:span><text:span text:style-name="T202">Nicrophorus</text:span><text:span text:style-name="T219"> species. <text:s/></text:span><text:span text:style-name="T44">Burying beetle</text:span><text:span text:style-name="T12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6">N. </text:span><text:span text:style-name="T12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4">This suggests that the </text:span><text:span text:style-name="T106">additional</text:span><text:span text:style-name="T108"> </text:span><text:span text:style-name="T104">costs of ovarian and oocyte development </text:span><text:span text:style-name="T106">that females must withstand </text:span><text:span text:style-name="T110">may not be fully disclosed until periods of </text:span><text:span text:style-name="T112">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168"><text:span text:style-name="T326">I</text:span>t is known <text:span text:style-name="T326">that</text:span> <text:span text:style-name="T326">different organisms and sexes have deviating responses and strategies to stressors, such as starvation. <text:s/>S</text:span>imilar studies <text:span text:style-name="T324">across multiple phyla </text:span>have documented <text:span text:style-name="T32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25">Xhihani 2015), suggesting that female </text:span><text:span text:style-name="T204">N. orbicollis</text:span><text:span text:style-name="T327"> may have higher physiological costs than males.</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1"><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22">Hayward and Gillooly: </text:span><text:a xlink:type="simple" xlink:href="http://www.ncbi.nlm.nih.gov/pmc/articles/PMC3026017/" text:style-name="Internet_20_link" text:visited-style-name="Visited_20_Internet_20_Link"><text:span text:style-name="T32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2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2"><text:span text:style-name="T51">p</text:span><text:span text:style-name="T3">ossible comparative papers:</text:span></text:p>
        <text:p text:style-name="P35"><text:a xlink:type="simple" xlink:href="http://press.endocrine.org/doi/10.1210/en.2008-1435" text:style-name="Internet_20_link" text:visited-style-name="Visited_20_Internet_20_Link"><text:span text:style-name="T195">http://press.endocrine.org/doi/10.1210/en.2008-1435</text:span></text:a></text:p>
        <text:p text:style-name="P23">http://www.sciencedirect.com/science/article/pii/S0376635714001946</text:p>
        <text:p text:style-name="P24"/>
        <text:p text:style-name="P25">Purpose: to say that males had improved post treatment condition than females. That females may fare worse due to costs of slowly developing their ovaries and eggs, which are considered expensive. Normally, these costs may be minimal</text:p>
        <text:p text:style-name="P24"/>
        <text:p text:style-name="P60"><text:span text:style-name="T27">while males produce and disperse attractant pheromones (Eggert </text:span><text:span text:style-name="T28">and Müller JK 1989).</text:span></text:p>
        <text:p text:style-name="P34"><text:span text:style-name="T322">sperm costly: </text:span><text:a xlink:type="simple" xlink:href="http://rspb.royalsocietypublishing.org/content/264/1380/455.short" text:style-name="Internet_20_link" text:visited-style-name="Visited_20_Internet_20_Link"><text:span text:style-name="T322">http://rspb.royalsocietypublishing.org/content/264/1380/455.short</text:span></text:a></text:p>
        <text:p text:style-name="P63">http://www.pnas.org/content/91/20/9277.short</text:p>
        <text:p text:style-name="P64"/>
        <text:p text:style-name="P64"/>
        <text:p text:style-name="P65"><text:span text:style-name="T74">t</text:span><text:span text:style-name="T75">he purpose of the paragraph is to say…</text:span></text:p>
        <text:p text:style-name="P65"><text:span text:style-name="T75">-</text:span><text:span text:style-name="T76">Start out with main findings</text:span></text:p>
        <text:p text:style-name="P26">-Move out to other burying beetle studies</text:p>
        <text:p text:style-name="P26"><text:soft-page-break/>-Move out to other insect studies</text:p>
        <text:p text:style-name="P26">-Move out to other organism/theory studies</text:p>
        <text:p text:style-name="P26">--In all of these, if you noted differences in results between this study and their study, you need to give a reason why. <text:s/>Maybe different species, different physiological state, different housing (as individuals, not groups)</text:p>
        <text:p text:style-name="P27">--When talking about wild beetles, say field beetles where the values lay relative to the experimental beetles, and discuss the variation and why</text:p>
        <text:p text:style-name="P57"/>
        <text:p text:style-name="P64"/>
        <text:p text:style-name="P64"/>
        <text:p text:style-name="P64">In burying beetles, competition for breeding resources and mates is equal between the sexes. <text:s/>Similarly, if male and female are present, parental care is given by both individuals. <text:s/>As consistent with previous studies (Zuk and McKean 1996), </text:p>
        <text:p text:style-name="P66"/>
        <text:p text:style-name="P28">Futher, the Steiger 2011 study sampled phenoloxidase from beetles that had already been implanted with a filament, which compromises the entire thing.</text:p>
        <text:p text:style-name="P28"/>
        <text:p text:style-name="P29">According to Trumbo and Xhihani (2015), “pre-breeding food deprviation slowed the oviposition response to discovery of a carcass.” <text:s/>This would have potential impacts <text:span text:style-name="T318">on the success of wild beetles in securing a carcass for reproduction: the delay may imply that attempted reproduction may fail due to young not emerging and consuming the carcass quickly enough.</text:span></text:p>
        <text:p text:style-name="P30">Could say something like, “Although beetle starvation had impacts on immunity, it does not appear to influence the fitness of individuals during laboratory breeding events <text:span text:style-name="T320">(Trumbo and Khihani 2015)</text:span>. <text:s/>It may, however, impact individuals in non-laboratory conditions, which <text:span text:style-name="T320">can</text:span> involve fights, significantly more bacteria, and competitors.”</text:p>
        <text:p text:style-name="P28"/>
        <text:p text:style-name="P79">2011 Steiger et al</text:p>
        <text:p text:style-name="P166"><text:span text:style-name="T322">Our study of immunity in the burying beetle </text:span><text:span text:style-name="Emphasis"><text:span text:style-name="T322">N. orbicollis</text:span></text:span><text:span text:style-name="T32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2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22">Gillespie, Kanost &amp; Trenczek 1997</text:span></text:a><text:span text:style-name="T322">; </text:span><text:a xlink:type="simple" xlink:href="http://onlinelibrary.wiley.com/doi/10.1111/j.1365-2435.2011.01895.x/full#b38" text:style-name="Internet_20_link" text:visited-style-name="Visited_20_Internet_20_Link"><text:span text:style-name="T322">Lemaitre, Reichhart &amp; Hoffmann 1997</text:span></text:a><text:span text:style-name="T322">; </text:span><text:a xlink:type="simple" xlink:href="http://onlinelibrary.wiley.com/doi/10.1111/j.1365-2435.2011.01895.x/full#b82" text:style-name="Internet_20_link" text:visited-style-name="Visited_20_Internet_20_Link"><text:span text:style-name="T322">Söderhäll &amp; Cerenius 1998</text:span></text:a><text:span text:style-name="T322">; </text:span><text:a xlink:type="simple" xlink:href="http://onlinelibrary.wiley.com/doi/10.1111/j.1365-2435.2011.01895.x/full#b28" text:style-name="Internet_20_link" text:visited-style-name="Visited_20_Internet_20_Link"><text:span text:style-name="T322">Haine </text:span></text:a><text:a xlink:type="simple" xlink:href="http://onlinelibrary.wiley.com/doi/10.1111/j.1365-2435.2011.01895.x/full#b28" text:style-name="Internet_20_link" text:visited-style-name="Visited_20_Internet_20_Link"><text:span text:style-name="Emphasis"><text:span text:style-name="T322">et al.</text:span></text:span></text:a><text:a xlink:type="simple" xlink:href="http://onlinelibrary.wiley.com/doi/10.1111/j.1365-2435.2011.01895.x/full#b28" text:style-name="Internet_20_link" text:visited-style-name="Visited_20_Internet_20_Link"><text:span text:style-name="T322"> 2008</text:span></text:a><text:span text:style-name="T322">; </text:span><text:a xlink:type="simple" xlink:href="http://onlinelibrary.wiley.com/doi/10.1111/j.1365-2435.2011.01895.x/full#b12" text:style-name="Internet_20_link" text:visited-style-name="Visited_20_Internet_20_Link"><text:span text:style-name="T322">Cotter, Ward &amp; Kilner 2011</text:span></text:a><text:span text:style-name="T32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2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22">Pukowski 1933</text:span></text:a><text:span text:style-name="T322">; </text:span><text:a xlink:type="simple" xlink:href="http://onlinelibrary.wiley.com/doi/10.1111/j.1365-2435.2011.01895.x/full#b71" text:style-name="Internet_20_link" text:visited-style-name="Visited_20_Internet_20_Link"><text:span text:style-name="T322">Scott 1990</text:span></text:a><text:span text:style-name="T322">; </text:span><text:a xlink:type="simple" xlink:href="http://onlinelibrary.wiley.com/doi/10.1111/j.1365-2435.2011.01895.x/full#b87" text:style-name="Internet_20_link" text:visited-style-name="Visited_20_Internet_20_Link"><text:span text:style-name="T322">Trumbo 1990</text:span></text:a><text:span text:style-name="T322">; </text:span><text:a xlink:type="simple" xlink:href="http://onlinelibrary.wiley.com/doi/10.1111/j.1365-2435.2011.01895.x/full#b18" text:style-name="Internet_20_link" text:visited-style-name="Visited_20_Internet_20_Link"><text:span text:style-name="T322">Eggert &amp; Müller 1992</text:span></text:a><text:span text:style-name="T32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22">Gillespie, Kanost &amp; Trenczek 1997</text:span></text:a><text:span text:style-name="T32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22">Steiger </text:span></text:a><text:a xlink:type="simple" xlink:href="http://onlinelibrary.wiley.com/doi/10.1111/j.1365-2435.2011.01895.x/full#b84" text:style-name="Internet_20_link" text:visited-style-name="Visited_20_Internet_20_Link"><text:span text:style-name="Emphasis"><text:span text:style-name="T322">et al.</text:span></text:span></text:a><text:a xlink:type="simple" xlink:href="http://onlinelibrary.wiley.com/doi/10.1111/j.1365-2435.2011.01895.x/full#b84" text:style-name="Internet_20_link" text:visited-style-name="Visited_20_Internet_20_Link"><text:span text:style-name="T322"> 2007</text:span></text:a><text:span text:style-name="T322">; </text:span><text:a xlink:type="simple" xlink:href="http://onlinelibrary.wiley.com/doi/10.1111/j.1365-2435.2011.01895.x/full#b83" text:style-name="Internet_20_link" text:visited-style-name="Visited_20_Internet_20_Link"><text:span text:style-name="T322">Steiger, Peschke &amp; Müller 2008</text:span></text:a><text:span text:style-name="T32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22">Herzner &amp; Strohm 2007</text:span></text:a><text:span text:style-name="T32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22">Korner &amp; Schmid-Hempel, 2004</text:span></text:a><text:span text:style-name="T322">).</text:span></text:p>
        <text:p text:style-name="Text_20_body"><text:span text:style-name="T322">Apparently, burying beetles are able to increase their investment in individual immune defence at a time </text:span><text:soft-page-break/><text:span text:style-name="T32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22">Müller &amp; Eggert 1989</text:span></text:a><text:span text:style-name="T32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22">Trumbo 1997</text:span></text:a><text:span text:style-name="T322">; </text:span><text:a xlink:type="simple" xlink:href="http://onlinelibrary.wiley.com/doi/10.1111/j.1365-2435.2011.01895.x/full#b75" text:style-name="Internet_20_link" text:visited-style-name="Visited_20_Internet_20_Link"><text:span text:style-name="T322">Scott </text:span></text:a><text:a xlink:type="simple" xlink:href="http://onlinelibrary.wiley.com/doi/10.1111/j.1365-2435.2011.01895.x/full#b75" text:style-name="Internet_20_link" text:visited-style-name="Visited_20_Internet_20_Link"><text:span text:style-name="Emphasis"><text:span text:style-name="T322">et al.</text:span></text:span></text:a><text:a xlink:type="simple" xlink:href="http://onlinelibrary.wiley.com/doi/10.1111/j.1365-2435.2011.01895.x/full#b75" text:style-name="Internet_20_link" text:visited-style-name="Visited_20_Internet_20_Link"><text:span text:style-name="T322"> 2001</text:span></text:a><text:span text:style-name="T322">; </text:span><text:a xlink:type="simple" xlink:href="http://onlinelibrary.wiley.com/doi/10.1111/j.1365-2435.2011.01895.x/full#b54" text:style-name="Internet_20_link" text:visited-style-name="Visited_20_Internet_20_Link"><text:span text:style-name="T322">Panaitof, Scott &amp; Borst 2004</text:span></text:a><text:span text:style-name="T32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22">Trumbo &amp; Robinson 2008</text:span></text:a><text:span text:style-name="T322">).</text:span></text:p>
        <text:p text:style-name="Text_20_body"><text:span text:style-name="T32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22">Gustafsson </text:span></text:a><text:a xlink:type="simple" xlink:href="http://onlinelibrary.wiley.com/doi/10.1111/j.1365-2435.2011.01895.x/full#b27" text:style-name="Internet_20_link" text:visited-style-name="Visited_20_Internet_20_Link"><text:span text:style-name="Emphasis"><text:span text:style-name="T322">et al.</text:span></text:span></text:a><text:a xlink:type="simple" xlink:href="http://onlinelibrary.wiley.com/doi/10.1111/j.1365-2435.2011.01895.x/full#b27" text:style-name="Internet_20_link" text:visited-style-name="Visited_20_Internet_20_Link"><text:span text:style-name="T322">, 1994</text:span></text:a><text:span text:style-name="T322">; </text:span><text:a xlink:type="simple" xlink:href="http://onlinelibrary.wiley.com/doi/10.1111/j.1365-2435.2011.01895.x/full#b15" text:style-name="Internet_20_link" text:visited-style-name="Visited_20_Internet_20_Link"><text:span text:style-name="T322">Deerenberg </text:span></text:a><text:a xlink:type="simple" xlink:href="http://onlinelibrary.wiley.com/doi/10.1111/j.1365-2435.2011.01895.x/full#b15" text:style-name="Internet_20_link" text:visited-style-name="Visited_20_Internet_20_Link"><text:span text:style-name="Emphasis"><text:span text:style-name="T322">et al.</text:span></text:span></text:a><text:a xlink:type="simple" xlink:href="http://onlinelibrary.wiley.com/doi/10.1111/j.1365-2435.2011.01895.x/full#b15" text:style-name="Internet_20_link" text:visited-style-name="Visited_20_Internet_20_Link"><text:span text:style-name="T322"> 1997</text:span></text:a><text:span text:style-name="T322">; </text:span><text:a xlink:type="simple" xlink:href="http://onlinelibrary.wiley.com/doi/10.1111/j.1365-2435.2011.01895.x/full#b29" text:style-name="Internet_20_link" text:visited-style-name="Visited_20_Internet_20_Link"><text:span text:style-name="T322">Hanssen, Folstad &amp; Erikstad 2003</text:span></text:a><text:span text:style-name="T32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22">Rolff &amp; Siva-Jothy 2002</text:span></text:a><text:span text:style-name="T322">; </text:span><text:a xlink:type="simple" xlink:href="http://onlinelibrary.wiley.com/doi/10.1111/j.1365-2435.2011.01895.x/full#b8" text:style-name="Internet_20_link" text:visited-style-name="Visited_20_Internet_20_Link"><text:span text:style-name="T322">Contreras-Garduno </text:span></text:a><text:a xlink:type="simple" xlink:href="http://onlinelibrary.wiley.com/doi/10.1111/j.1365-2435.2011.01895.x/full#b8" text:style-name="Internet_20_link" text:visited-style-name="Visited_20_Internet_20_Link"><text:span text:style-name="Emphasis"><text:span text:style-name="T322">et al.</text:span></text:span></text:a><text:a xlink:type="simple" xlink:href="http://onlinelibrary.wiley.com/doi/10.1111/j.1365-2435.2011.01895.x/full#b8" text:style-name="Internet_20_link" text:visited-style-name="Visited_20_Internet_20_Link"><text:span text:style-name="T322"> 2009</text:span></text:a><text:span text:style-name="T32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22">Lee, Simpson &amp; Wilson 2008</text:span></text:a><text:span text:style-name="T32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22">Creighton, Heflin &amp; Belk 2009</text:span></text:a><text:span text:style-name="T322">; </text:span><text:a xlink:type="simple" xlink:href="http://onlinelibrary.wiley.com/doi/10.1111/j.1365-2435.2011.01895.x/full#b92" text:style-name="Internet_20_link" text:visited-style-name="Visited_20_Internet_20_Link"><text:span text:style-name="T322">Ward, Cotter &amp; Kilner 2009</text:span></text:a><text:span text:style-name="T322">).</text:span></text:p>
        <text:p text:style-name="Text_20_body"><text:span text:style-name="T32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22">Nunn </text:span></text:a><text:a xlink:type="simple" xlink:href="http://onlinelibrary.wiley.com/doi/10.1111/j.1365-2435.2011.01895.x/full#b51" text:style-name="Internet_20_link" text:visited-style-name="Visited_20_Internet_20_Link"><text:span text:style-name="Emphasis"><text:span text:style-name="T322">et al.</text:span></text:span></text:a><text:a xlink:type="simple" xlink:href="http://onlinelibrary.wiley.com/doi/10.1111/j.1365-2435.2011.01895.x/full#b51" text:style-name="Internet_20_link" text:visited-style-name="Visited_20_Internet_20_Link"><text:span text:style-name="T322"> 2009</text:span></text:a><text:span text:style-name="T322">), as have studies in vertebrate systems (</text:span><text:a xlink:type="simple" xlink:href="http://onlinelibrary.wiley.com/doi/10.1111/j.1365-2435.2011.01895.x/full#b41" text:style-name="Internet_20_link" text:visited-style-name="Visited_20_Internet_20_Link"><text:span text:style-name="T322">Muehlenbein &amp; Bribiescas 2005</text:span></text:a><text:span text:style-name="T32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22">Gershman </text:span></text:a><text:a xlink:type="simple" xlink:href="http://onlinelibrary.wiley.com/doi/10.1111/j.1365-2435.2011.01895.x/full#b25" text:style-name="Internet_20_link" text:visited-style-name="Visited_20_Internet_20_Link"><text:span text:style-name="Emphasis"><text:span text:style-name="T322">et al.</text:span></text:span></text:a><text:a xlink:type="simple" xlink:href="http://onlinelibrary.wiley.com/doi/10.1111/j.1365-2435.2011.01895.x/full#b25" text:style-name="Internet_20_link" text:visited-style-name="Visited_20_Internet_20_Link"><text:span text:style-name="T322"> 2010b</text:span></text:a><text:span text:style-name="T322">), Odonata (</text:span><text:a xlink:type="simple" xlink:href="http://onlinelibrary.wiley.com/doi/10.1111/j.1365-2435.2011.01895.x/full#b61" text:style-name="Internet_20_link" text:visited-style-name="Visited_20_Internet_20_Link"><text:span text:style-name="T322">Rolff 2001</text:span></text:a><text:span text:style-name="T322">), Diptera (</text:span><text:a xlink:type="simple" xlink:href="http://onlinelibrary.wiley.com/doi/10.1111/j.1365-2435.2011.01895.x/full#b69" text:style-name="Internet_20_link" text:visited-style-name="Visited_20_Internet_20_Link"><text:span text:style-name="T322">Schwarzenbach, Hosken &amp; Ward 2005</text:span></text:a><text:span text:style-name="T322">) and Mecoptera (</text:span><text:a xlink:type="simple" xlink:href="http://onlinelibrary.wiley.com/doi/10.1111/j.1365-2435.2011.01895.x/full#b35" text:style-name="Internet_20_link" text:visited-style-name="Visited_20_Internet_20_Link"><text:span text:style-name="T322">Kurtz </text:span></text:a><text:a xlink:type="simple" xlink:href="http://onlinelibrary.wiley.com/doi/10.1111/j.1365-2435.2011.01895.x/full#b35" text:style-name="Internet_20_link" text:visited-style-name="Visited_20_Internet_20_Link"><text:span text:style-name="Emphasis"><text:span text:style-name="T322">et al.</text:span></text:span></text:a><text:a xlink:type="simple" xlink:href="http://onlinelibrary.wiley.com/doi/10.1111/j.1365-2435.2011.01895.x/full#b35" text:style-name="Internet_20_link" text:visited-style-name="Visited_20_Internet_20_Link"><text:span text:style-name="T322"> 2000</text:span></text:a><text:span text:style-name="T32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22">Cotter &amp; Kilner (2010a)</text:span></text:a><text:span text:style-name="T322"> predicted, however, that in burying beetles, females should invest less effort than males into their individual immune defence because after one brood, female </text:span><text:span text:style-name="Emphasis"><text:span text:style-name="T322">N. vespilloides</text:span></text:span><text:span text:style-name="T32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22">Ward, Cotter &amp; Kilner 2009</text:span></text:a><text:span text:style-name="T322">; </text:span><text:a xlink:type="simple" xlink:href="http://onlinelibrary.wiley.com/doi/10.1111/j.1365-2435.2011.01895.x/full#b9" text:style-name="Internet_20_link" text:visited-style-name="Visited_20_Internet_20_Link"><text:span text:style-name="T322">Cotter &amp; Kilner 2010a</text:span></text:a><text:span text:style-name="T32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22">Eggert &amp; Müller 1997</text:span></text:a><text:span text:style-name="T32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22">Müller &amp; Eggert 1987</text:span></text:a><text:span text:style-name="T322">; </text:span><text:a xlink:type="simple" xlink:href="http://onlinelibrary.wiley.com/doi/10.1111/j.1365-2435.2011.01895.x/full#b17" text:style-name="Internet_20_link" text:visited-style-name="Visited_20_Internet_20_Link"><text:span text:style-name="T322">Eggert &amp; Müller 1989</text:span></text:a><text:span text:style-name="T322">; </text:span><text:a xlink:type="simple" xlink:href="http://onlinelibrary.wiley.com/doi/10.1111/j.1365-2435.2011.01895.x/full#b3" text:style-name="Internet_20_link" text:visited-style-name="Visited_20_Internet_20_Link"><text:span text:style-name="T322">Beeler, Rauter &amp; Moore 1999</text:span></text:a><text:span text:style-name="T322">). Pheromone-emitting </text:span><text:soft-page-break/><text:span text:style-name="T322">males often are able to sire at least some offspring (</text:span><text:a xlink:type="simple" xlink:href="http://onlinelibrary.wiley.com/doi/10.1111/j.1365-2435.2011.01895.x/full#b45" text:style-name="Internet_20_link" text:visited-style-name="Visited_20_Internet_20_Link"><text:span text:style-name="T322">Müller </text:span></text:a><text:a xlink:type="simple" xlink:href="http://onlinelibrary.wiley.com/doi/10.1111/j.1365-2435.2011.01895.x/full#b45" text:style-name="Internet_20_link" text:visited-style-name="Visited_20_Internet_20_Link"><text:span text:style-name="Emphasis"><text:span text:style-name="T322">et al.</text:span></text:span></text:a><text:a xlink:type="simple" xlink:href="http://onlinelibrary.wiley.com/doi/10.1111/j.1365-2435.2011.01895.x/full#b45" text:style-name="Internet_20_link" text:visited-style-name="Visited_20_Internet_20_Link"><text:span text:style-name="T322"> 2007</text:span></text:a><text:span text:style-name="T32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22">Eggert 1992</text:span></text:a><text:span text:style-name="T322">; </text:span><text:a xlink:type="simple" xlink:href="http://onlinelibrary.wiley.com/doi/10.1111/j.1365-2435.2011.01895.x/full#b45" text:style-name="Internet_20_link" text:visited-style-name="Visited_20_Internet_20_Link"><text:span text:style-name="T322">Müller </text:span></text:a><text:a xlink:type="simple" xlink:href="http://onlinelibrary.wiley.com/doi/10.1111/j.1365-2435.2011.01895.x/full#b45" text:style-name="Internet_20_link" text:visited-style-name="Visited_20_Internet_20_Link"><text:span text:style-name="Emphasis"><text:span text:style-name="T322">et al.</text:span></text:span></text:a><text:a xlink:type="simple" xlink:href="http://onlinelibrary.wiley.com/doi/10.1111/j.1365-2435.2011.01895.x/full#b45" text:style-name="Internet_20_link" text:visited-style-name="Visited_20_Internet_20_Link"><text:span text:style-name="T322"> 2007</text:span></text:a><text:span text:style-name="T322">; </text:span><text:a xlink:type="simple" xlink:href="http://onlinelibrary.wiley.com/doi/10.1111/j.1365-2435.2011.01895.x/full#b73" text:style-name="Internet_20_link" text:visited-style-name="Visited_20_Internet_20_Link"><text:span text:style-name="T322">Scott, Lee &amp; Van Der Reijden </text:span></text:a><text:a xlink:type="simple" xlink:href="http://onlinelibrary.wiley.com/doi/10.1111/j.1365-2435.2011.01895.x/full#b73" text:style-name="Internet_20_link" text:visited-style-name="Visited_20_Internet_20_Link"><text:span text:style-name="T322">2007</text:span></text:a><text:span text:style-name="T32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22">Rantala, Vainikka &amp; Kortet 2003</text:span></text:a><text:span text:style-name="T322">) or increased predation risk (</text:span><text:a xlink:type="simple" xlink:href="http://onlinelibrary.wiley.com/doi/10.1111/j.1365-2435.2011.01895.x/full#b67" text:style-name="Internet_20_link" text:visited-style-name="Visited_20_Internet_20_Link"><text:span text:style-name="T322">Sakaluk 1990</text:span></text:a><text:span text:style-name="T32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22">Eggert &amp; Müller 1997</text:span></text:a><text:span text:style-name="T322">; </text:span><text:a xlink:type="simple" xlink:href="http://onlinelibrary.wiley.com/doi/10.1111/j.1365-2435.2011.01895.x/full#b72" text:style-name="Internet_20_link" text:visited-style-name="Visited_20_Internet_20_Link"><text:span text:style-name="T322">Scott 1998</text:span></text:a><text:span text:style-name="T32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22">Smiseth </text:span></text:a><text:a xlink:type="simple" xlink:href="http://onlinelibrary.wiley.com/doi/10.1111/j.1365-2435.2011.01895.x/full#b300" text:style-name="Internet_20_link" text:visited-style-name="Visited_20_Internet_20_Link"><text:span text:style-name="Emphasis"><text:span text:style-name="T322">et al.</text:span></text:span></text:a><text:a xlink:type="simple" xlink:href="http://onlinelibrary.wiley.com/doi/10.1111/j.1365-2435.2011.01895.x/full#b300" text:style-name="Internet_20_link" text:visited-style-name="Visited_20_Internet_20_Link"><text:span text:style-name="T322">, 2005</text:span></text:a><text:span text:style-name="T322">), which presumably would expose them to microbes to a greater extent.</text:span></text:p>
        <text:p text:style-name="Text_20_body"><text:span text:style-name="T32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22">Hoback </text:span></text:a><text:a xlink:type="simple" xlink:href="http://onlinelibrary.wiley.com/doi/10.1111/j.1365-2435.2011.01895.x/full#b31" text:style-name="Internet_20_link" text:visited-style-name="Visited_20_Internet_20_Link"><text:span text:style-name="Emphasis"><text:span text:style-name="T322">et al.</text:span></text:span></text:a><text:a xlink:type="simple" xlink:href="http://onlinelibrary.wiley.com/doi/10.1111/j.1365-2435.2011.01895.x/full#b31" text:style-name="Internet_20_link" text:visited-style-name="Visited_20_Internet_20_Link"><text:span text:style-name="T322"> 2004</text:span></text:a><text:span text:style-name="T322">; </text:span><text:a xlink:type="simple" xlink:href="http://onlinelibrary.wiley.com/doi/10.1111/j.1365-2435.2011.01895.x/full#b65" text:style-name="Internet_20_link" text:visited-style-name="Visited_20_Internet_20_Link"><text:span text:style-name="T322">Rozen, Engelmoer &amp; Smiseth 2008</text:span></text:a><text:span text:style-name="T322">). Consistent with this suggestion and similar to the finding of </text:span><text:a xlink:type="simple" xlink:href="http://onlinelibrary.wiley.com/doi/10.1111/j.1365-2435.2011.01895.x/full#b10" text:style-name="Internet_20_link" text:visited-style-name="Visited_20_Internet_20_Link"><text:span text:style-name="T322">Cotter &amp; Kilner (2010b)</text:span></text:a><text:span text:style-name="T322"> in </text:span><text:span text:style-name="Emphasis"><text:span text:style-name="T322">N. vespilloides</text:span></text:span><text:span text:style-name="T32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22">Cotter </text:span></text:a><text:a xlink:type="simple" xlink:href="http://onlinelibrary.wiley.com/doi/10.1111/j.1365-2435.2011.01895.x/full#b13" text:style-name="Internet_20_link" text:visited-style-name="Visited_20_Internet_20_Link"><text:span text:style-name="Emphasis"><text:span text:style-name="T322">et al.</text:span></text:span></text:a><text:a xlink:type="simple" xlink:href="http://onlinelibrary.wiley.com/doi/10.1111/j.1365-2435.2011.01895.x/full#b13" text:style-name="Internet_20_link" text:visited-style-name="Visited_20_Internet_20_Link"><text:span text:style-name="T322"> 2010</text:span></text:a><text:span text:style-name="T32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22">Cotter </text:span></text:a><text:a xlink:type="simple" xlink:href="http://onlinelibrary.wiley.com/doi/10.1111/j.1365-2435.2011.01895.x/full#b13" text:style-name="Internet_20_link" text:visited-style-name="Visited_20_Internet_20_Link"><text:span text:style-name="Emphasis"><text:span text:style-name="T322">et al.</text:span></text:span></text:a><text:a xlink:type="simple" xlink:href="http://onlinelibrary.wiley.com/doi/10.1111/j.1365-2435.2011.01895.x/full#b13" text:style-name="Internet_20_link" text:visited-style-name="Visited_20_Internet_20_Link"><text:span text:style-name="T322"> 2010</text:span></text:a><text:span text:style-name="T322">). Male and female </text:span><text:span text:style-name="Emphasis"><text:span text:style-name="T322">N. orbicollis</text:span></text:span><text:span text:style-name="T322"> did not differ in the antimicrobial activity of their anal secretion. In </text:span><text:span text:style-name="Emphasis"><text:span text:style-name="T322">N. vespilloides</text:span></text:span><text:span text:style-name="T32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22">Cotter &amp; Kilner 2010b</text:span></text:a><text:span text:style-name="T322">).</text:span></text:p>
        <text:p text:style-name="Text_20_body"><text:span text:style-name="T322">During undisturbed breeding attempts, we found no evidence of trade-offs between immunity measures in haemolymph and anal exudate (individual and social immunity </text:span><text:span text:style-name="Emphasis"><text:span text:style-name="T322">sensu</text:span></text:span><text:a xlink:type="simple" xlink:href="http://onlinelibrary.wiley.com/doi/10.1111/j.1365-2435.2011.01895.x/full#b9" text:style-name="Internet_20_link" text:visited-style-name="Visited_20_Internet_20_Link"><text:span text:style-name="T322">Cotter &amp; Kilner 2010a</text:span></text:a><text:span text:style-name="T32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22">Rantala &amp; Kortet 2003</text:span></text:a><text:span text:style-name="T322">; </text:span><text:a xlink:type="simple" xlink:href="http://onlinelibrary.wiley.com/doi/10.1111/j.1365-2435.2011.01895.x/full#b11" text:style-name="Internet_20_link" text:visited-style-name="Visited_20_Internet_20_Link"><text:span text:style-name="T322">Cotter, Kruuk &amp; Wilson 2004</text:span></text:a><text:span text:style-name="T32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22">Fedorka &amp; Zuk 2005</text:span></text:a><text:span text:style-name="T322">; </text:span><text:a xlink:type="simple" xlink:href="http://onlinelibrary.wiley.com/doi/10.1111/j.1365-2435.2011.01895.x/full#b23" text:style-name="Internet_20_link" text:visited-style-name="Visited_20_Internet_20_Link"><text:span text:style-name="T322">Gershman 2008</text:span></text:a><text:span text:style-name="T322">; </text:span><text:a xlink:type="simple" xlink:href="http://onlinelibrary.wiley.com/doi/10.1111/j.1365-2435.2011.01895.x/full#b39" text:style-name="Internet_20_link" text:visited-style-name="Visited_20_Internet_20_Link"><text:span text:style-name="T322">Leman </text:span></text:a><text:a xlink:type="simple" xlink:href="http://onlinelibrary.wiley.com/doi/10.1111/j.1365-2435.2011.01895.x/full#b39" text:style-name="Internet_20_link" text:visited-style-name="Visited_20_Internet_20_Link"><text:span text:style-name="Emphasis"><text:span text:style-name="T322">et al.</text:span></text:span></text:a><text:a xlink:type="simple" xlink:href="http://onlinelibrary.wiley.com/doi/10.1111/j.1365-2435.2011.01895.x/full#b39" text:style-name="Internet_20_link" text:visited-style-name="Visited_20_Internet_20_Link"><text:span text:style-name="T322"> 2009</text:span></text:a><text:span text:style-name="T32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22">Cerenius &amp; Söderhäll 2004</text:span></text:a><text:span text:style-name="T32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22">Adamo 2004</text:span></text:a><text:span text:style-name="T322">), which may have obscured a possible effect of breeding on levels of active PO in haemolymph.</text:span></text:p>
        <text:p text:style-name="Text_20_body"><text:span text:style-name="T32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22">N. orbicollis</text:span></text:span><text:span text:style-name="T322"> caring for experimentally enlarged broods have been found to suffer survival and fecundity costs </text:span><text:soft-page-break/><text:span text:style-name="T322">(</text:span><text:a xlink:type="simple" xlink:href="http://onlinelibrary.wiley.com/doi/10.1111/j.1365-2435.2011.01895.x/full#b14" text:style-name="Internet_20_link" text:visited-style-name="Visited_20_Internet_20_Link"><text:span text:style-name="T322">Creighton, Heflin &amp; Belk 2009</text:span></text:a><text:span text:style-name="T32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22">Richner, Christe &amp; Oppliger 1995</text:span></text:a><text:span text:style-name="T322">; </text:span><text:a xlink:type="simple" xlink:href="http://onlinelibrary.wiley.com/doi/10.1111/j.1365-2435.2011.01895.x/full#b49" text:style-name="Internet_20_link" text:visited-style-name="Visited_20_Internet_20_Link"><text:span text:style-name="T322">Nordling </text:span></text:a><text:a xlink:type="simple" xlink:href="http://onlinelibrary.wiley.com/doi/10.1111/j.1365-2435.2011.01895.x/full#b49" text:style-name="Internet_20_link" text:visited-style-name="Visited_20_Internet_20_Link"><text:span text:style-name="Emphasis"><text:span text:style-name="T322">et al.</text:span></text:span></text:a><text:a xlink:type="simple" xlink:href="http://onlinelibrary.wiley.com/doi/10.1111/j.1365-2435.2011.01895.x/full#b49" text:style-name="Internet_20_link" text:visited-style-name="Visited_20_Internet_20_Link"><text:span text:style-name="T322"> 1998</text:span></text:a><text:span text:style-name="T32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2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22">Creighton, Heflin &amp; Belk 2009</text:span></text:a><text:span text:style-name="T322">), consistent with the terminal investment hypothesis (</text:span><text:a xlink:type="simple" xlink:href="http://onlinelibrary.wiley.com/doi/10.1111/j.1365-2435.2011.01895.x/full#b93" text:style-name="Internet_20_link" text:visited-style-name="Visited_20_Internet_20_Link"><text:span text:style-name="T322">Williams 1966</text:span></text:a><text:span text:style-name="T322">; </text:span><text:a xlink:type="simple" xlink:href="http://onlinelibrary.wiley.com/doi/10.1111/j.1365-2435.2011.01895.x/full#b7" text:style-name="Internet_20_link" text:visited-style-name="Visited_20_Internet_20_Link"><text:span text:style-name="T322">Clutton-Brock 1984</text:span></text:a><text:span text:style-name="T32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2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22">Scott &amp; Traniello 1987</text:span></text:a><text:span text:style-name="T322">). Juvenile hormone is a central hormone in insect reproduction (</text:span><text:a xlink:type="simple" xlink:href="http://onlinelibrary.wiley.com/doi/10.1111/j.1365-2435.2011.01895.x/full#b48" text:style-name="Internet_20_link" text:visited-style-name="Visited_20_Internet_20_Link"><text:span text:style-name="T322">Nijhout 1994</text:span></text:a><text:span text:style-name="T322">), although its exact function in burying beetles remains unclear (see, e.g., </text:span><text:a xlink:type="simple" xlink:href="http://onlinelibrary.wiley.com/doi/10.1111/j.1365-2435.2011.01895.x/full#b53" text:style-name="Internet_20_link" text:visited-style-name="Visited_20_Internet_20_Link"><text:span text:style-name="T322">Panaitof &amp; Scott 2006</text:span></text:a><text:span text:style-name="T32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22">Trumbo &amp; Robinson 2008</text:span></text:a><text:span text:style-name="T32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22">Schwarzenbach, Hosken &amp; Ward 2005</text:span></text:a><text:span text:style-name="T32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22">Cotter &amp; Kilner 2010b</text:span></text:a><text:span text:style-name="T322">) and that subsequent JH fluctuations during the parental period have little effect on immunity.</text:span></text:p>
        <text:p text:style-name="Text_20_body"><text:span text:style-name="T32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22">Nelson &amp; Demas 1996</text:span></text:a><text:span text:style-name="T322">; </text:span><text:a xlink:type="simple" xlink:href="http://onlinelibrary.wiley.com/doi/10.1111/j.1365-2435.2011.01895.x/full#b78" text:style-name="Internet_20_link" text:visited-style-name="Visited_20_Internet_20_Link"><text:span text:style-name="T322">Sinclair &amp; Lochmiller 2000</text:span></text:a><text:span text:style-name="T322">; </text:span><text:a xlink:type="simple" xlink:href="http://onlinelibrary.wiley.com/doi/10.1111/j.1365-2435.2011.01895.x/full#b46" text:style-name="Internet_20_link" text:visited-style-name="Visited_20_Internet_20_Link"><text:span text:style-name="T322">Nelson 2004</text:span></text:a><text:span text:style-name="T32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22">Wilson </text:span></text:a><text:a xlink:type="simple" xlink:href="http://onlinelibrary.wiley.com/doi/10.1111/j.1365-2435.2011.01895.x/full#b94" text:style-name="Internet_20_link" text:visited-style-name="Visited_20_Internet_20_Link"><text:span text:style-name="Emphasis"><text:span text:style-name="T322">et al.</text:span></text:span></text:a><text:a xlink:type="simple" xlink:href="http://onlinelibrary.wiley.com/doi/10.1111/j.1365-2435.2011.01895.x/full#b94" text:style-name="Internet_20_link" text:visited-style-name="Visited_20_Internet_20_Link"><text:span text:style-name="T322"> 2002</text:span></text:a><text:span text:style-name="T322">), which takes about 8 days to become evident in bumblebee workers (</text:span><text:a xlink:type="simple" xlink:href="http://onlinelibrary.wiley.com/doi/10.1111/j.1365-2435.2011.01895.x/full#b66" text:style-name="Internet_20_link" text:visited-style-name="Visited_20_Internet_20_Link"><text:span text:style-name="T322">Ruiz-Gonzalez, Moret &amp; Brown 2009</text:span></text:a><text:span text:style-name="T322">).</text:span></text:p>
        <text:p text:style-name="Text_20_body"><text:span text:style-name="T32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22">predict a similar pattern in other organisms, such as dung beetles (</text:span><text:a xlink:type="simple" xlink:href="http://onlinelibrary.wiley.com/doi/10.1111/j.1365-2435.2011.01895.x/full#b100" text:style-name="Internet_20_link" text:visited-style-name="Visited_20_Internet_20_Link"><text:span text:style-name="T322">Halffter, 1997</text:span></text:a><text:span text:style-name="T322">), that utilise similar microbe-rich, high-protein resources for reproduction.</text:span></text:p>
        <text:p text:style-name="P28"/>
        <text:p text:style-name="P55"/>
        <text:p text:style-name="P55">References</text:p>
        <text:p text:style-name="P55"/>
        <text:p text:style-name="P68">Angelier F, Wing JC, Parenteau C, Pellé M, and Chastel<text:span text:style-name="T321"> O. 2015. Does short-term fasting lead to stressed-out parents? A study of incubation commitment and the hormonal stress responses and recoveries in snow petrels. Hormones and Behavior 67: 28-37.</text:span></text:p>
        <text:p text:style-name="P55"/>
        <text:p text:style-name="P69">Barton PS, Cunningham SA, Lindenmayer DB, Manning AD. 2013. The role of carrion in maintaining biodiversity and ecological processes in terrestrial ecosystems. Oecologia 171: 761-772.</text:p>
        <text:p text:style-name="P55"/>
        <text:p text:style-name="P55">Bashir-Tanoli S and Tinsley MC. 2014. Immune response costs are associated with changes in resource acquisition and not resource allocation. Functional Ecology 28: 1011-1019.</text:p>
        <text:p text:style-name="P55"/>
        <text:p text:style-name="P55">Boyer AG, Swearingen RE, Blaha MA, Fortson CT, Gremillion SK, Osborn KA, <text:span text:style-name="T272">and </text:span>Moran MD. 2003. Seasonal variation in top-down and bottom-up processes in a grassland arthropod community. <text:s/>Oecologia 136: 309-316.</text:p>
        <text:p text:style-name="P55"/>
        <text:p text:style-name="P55">Brace AJ, Sheikali S, and Martin LB. 2015. Highway to the danger zone: exposure-dependent costs of immunity in a vertebrate ectotherm. Functional Ecology 29: 924–930.</text:p>
        <text:p text:style-name="P55"/>
        <text:p text:style-name="P55">Campero M, De Block M, Ollevier F, and Stoks R. 2008. Correcting the short-term effect of food deprivation in a damselfly: mechanisms and costs. Journal of Animal Ecology 77: 66-73.</text:p>
        <text:p text:style-name="P55"/>
        <text:p text:style-name="P55">Clinchy M, Sheriff MJ, <text:span text:style-name="T272">and</text:span> Zanette LY. 2013. Predator-induced stress and the ecology of fear. <text:s/>Functional Ecology 27: 56-65.</text:p>
        <text:p text:style-name="P55"/>
        <text:p text:style-name="P55">Cotter SC, Simpson SJ, Raubenheimer D, and Wilson K. 2011. Macronutrient balance mediates trade-offs between immune function and life history traits. <text:s/>Functional Ecology 25: 186-198.</text:p>
        <text:p text:style-name="P55"/>
        <text:p text:style-name="P55">Debouzie D, Desouhant E, Oberli F, and Menu F. 2002. Resource limitation in natural populations of phytophagous insects. A long-term study case with the chestnut weevil. <text:s/>Acta Oecologica 23: 31-39.</text:p>
        <text:p text:style-name="P55"/>
        <text:p text:style-name="P55">Dolecal RE and Long JD. 2013. Ephemeral macroalgae display spatial variation in relative palatability. <text:s/><text:span text:style-name="T254">Journal of Experimental Marine Biology and Ecology 440: 233-237.</text:span></text:p>
        <text:p text:style-name="P55"/>
        <text:p text:style-name="P70">Dubiec A, Cichon M, and Deptuch K. 2006. Sex-specific development of cell-mediated immunity under experimentally altered rearing conditions in blue tit nestlings. Proceedings of the Royal Society B 273: 1759-1764.</text:p>
        <text:p text:style-name="P55"/>
        <text:p text:style-name="P55">Eggert AK and Müller JK. 1989. Pheromone-mediated attraction in burying beetles. Ecological Entomology 14: 235-238.</text:p>
        <text:p text:style-name="P55"/>
        <text:p text:style-name="P55">Eggert AK <text:span text:style-name="T272">and</text:span> Müller JK. 1997. Biparental care and social evolution in burying beetles: lessons from the <text:soft-page-break/>larder. In: Choe JC, Crespi BJ, editors. The Evolution of Social Behavior in Insects and Arachnids. Cambridge (NY): Cambridge University Press. p. 216-236.</text:p>
        <text:p text:style-name="P55"/>
        <text:p text:style-name="P55">Eggert AK and Sakaluk<text:span text:style-name="T257"> </text:span>S<text:span text:style-name="T257">K. 19</text:span>95<text:span text:style-name="T257">. </text:span>Female-coerced monogamy in burying beetles.<text:span text:style-name="T206"> Behavioral Ecology and Sociobiology 37: 147-153.</text:span></text:p>
        <text:p text:style-name="P55"/>
        <text:p text:style-name="P55">Fetherston IA, Scott MP, <text:span text:style-name="T272">and </text:span>Traniello JFA. 1990. Parental care in burying beetles: the organization of male and female brood-care behavior. Ethology 85: 177-190.</text:p>
        <text:p text:style-name="P55"/>
        <text:p text:style-name="P67">Gillespie JP, Kanost MR, and Trenczek T. 1997. <text:s/>Biological mediators of insect immunity. <text:s/>Annual Review of Entomology 42: 611-643.</text:p>
        <text:p text:style-name="P55"/>
        <text:p text:style-name="P55">Haine ER, Pollitt LC, Moret Y, Siva-Jothy MT, and Rolff J. 2008. Temporal patterns in immune responses to a range of microbial insults (<text:span text:style-name="T199">Tenebrio molitor</text:span><text:span text:style-name="T206">). Journal of Insect Physiology 54: 1090-1097.</text:span></text:p>
        <text:p text:style-name="P55"/>
        <text:p text:style-name="P55"><text:span text:style-name="T258">Hoang A. 2001. Immune response to parasitism reduces resistance of </text:span><text:span text:style-name="T205">Drosophila melanogaster</text:span><text:span text:style-name="T258"> to dessication and starvation. Evolution 55): 2353-2358.</text:span></text:p>
        <text:p text:style-name="P55"/>
        <text:p text:style-name="P55">Hoyenga KB and Hoyenga KT. 1982. Gender and energy balance: sex differences in adaptations for feast and famine. Physiology &amp; Behavior 28: 545-563.</text:p>
        <text:p text:style-name="P55"/>
        <text:p text:style-name="P55">Kasumovic MM. 2013. The multidimensional consequences of the juvenile environment: towards an integrative view of the adult phenotype. <text:s/>Animal Behaviour 85: 1049-1059.</text:p>
        <text:p text:style-name="P55"/>
        <text:p text:style-name="P55"><text:span text:style-name="T176">Kells SA, Vogt JT, Appel AG, and Bennett GW. 1999. Estimating nutritional status of German cockroaches, </text:span><text:span text:style-name="T132">Blattella germanica</text:span><text:span text:style-name="T176"> (L.) (Dictyoptera: Blattellidae), in the field. <text:s/>Journal of Insect Physiology 45: 709-717.</text:span></text:p>
        <text:p text:style-name="P55"/>
        <text:p text:style-name="P55">Kennish, R. 1997. Seasonal patterns of food availability: influences on the reproductive output and body condition of the herbivorous crab <text:span text:style-name="T199">Grapsus albolineatus</text:span><text:span text:style-name="T206">. <text:s/>Oecologia 109: 209-218.</text:span></text:p>
        <text:p text:style-name="P55"/>
        <text:p text:style-name="P55"><text:span text:style-name="T258">Koella JC and Sorensen FL. 2002. Effect of adult nutrition on the melanization immune response of the malaria vector </text:span><text:span text:style-name="T205">Anopheles stephensi</text:span><text:span text:style-name="T258">. <text:s/>Medical and Veterinary Entomology 15: 316-320.</text:span></text:p>
        <text:p text:style-name="P55"/>
        <text:p text:style-name="P55">Lord, JC. <text:s/>2005. <text:s/>From Metchnikoff to Monsanto and beyond: the path of microbrial control. <text:s/>Journal of Invertebrate Pathology 89: 19-29.</text:p>
        <text:p text:style-name="P55"/>
        <text:p text:style-name="P74">Martin, B., Pearson, M., Kebejian, L., Golden, E., Keselman, A., Bender, M., et al. (2007). Sex-dependent metabolic, neuroendocrine, and cognitive responses to dietary energy restriction and excess. Endocrinology 148: 4318-4333.</text:p>
        <text:p text:style-name="P55"/>
        <text:p text:style-name="P55">McKean KA and Nunney L. 2005. Bateman's principle and immunity: phenotypically plastic reproductive strategies predict changes in immunological sex differences. Evolution 59: 1510-1517.</text:p>
        <text:p text:style-name="P55"/>
        <text:p text:style-name="P55">Medzhitov R, Preston-Hurlburt P, and Janeway CA. <text:s/>1997. <text:s/>A human homologue of the Drosophila Toll protein signals activation of adaptive immunity. <text:s/>Nature 388: 394-397.</text:p>
        <text:p text:style-name="P55"/>
        <text:p text:style-name="P55"><text:soft-page-break/>Moret Y and Schmid-Hempel P. 2000. Survival for immunity: the price of immune system activation for bumblebee workers. Science 290: 1166-1168.</text:p>
        <text:p text:style-name="P55"/>
        <text:p text:style-name="P55">Reavey CE, Warnock ND, Vogel H, and Cotter SC. 2014. Trade-offs between personal immunity and reproduction in the burying beetle, <text:span text:style-name="T199">Nicrophorus vespilloides</text:span><text:span text:style-name="T206">. Behavioral</text:span> Ecology 25: 415-423.</text:p>
        <text:p text:style-name="P55"/>
        <text:p text:style-name="P55">Reitzl SR and Trumble JT. 2002. Competitive displacement among insects and arachnids. <text:s/>Annual Review of Entomology 47: 435-465.</text:p>
        <text:p text:style-name="P55"/>
        <text:p text:style-name="P55">Robb T and Forbes MR. 2006. Age-dependent induction of immunity and subsequent survival costs in males and females of a temperate damselfly. BMC Ecology 6: 1-13.</text:p>
        <text:p text:style-name="P55"/>
        <text:p text:style-name="P55">Rolff, J and Siva-Jothy MT. 2004. Selection on insect immunity in the wild. Proceedings of the Royal Society B 271: 2157-2160.</text:p>
        <text:p text:style-name="P55"/>
        <text:p text:style-name="P55">Scott MP. 1998. The ecology and behavior of burying beetles. Annual Reviews of Entomology 43: 595-618.</text:p>
        <text:p text:style-name="P55"/>
        <text:p text:style-name="P55">Scott MP and Traniello JFA. 1987. Behvioural cues trigger ovarian development in the burying beetle, <text:span text:style-name="T199">Nicrophorus tomentosus</text:span><text:span text:style-name="T206">. Journal of Insect Physiology 33: 693-696.</text:span></text:p>
        <text:p text:style-name="P55"/>
        <text:p text:style-name="P55"><text:span text:style-name="T258">Scott MP, Traniello JFA, and Fetherston IA. 1987. Competition for prey between ants and burying beetles (</text:span><text:span text:style-name="T205">Nicrophorus</text:span><text:span text:style-name="T258"> spp.): differences between northern and southern temperate sites. Psyche 94: 325-332.</text:span></text:p>
        <text:p text:style-name="P55"/>
        <text:p text:style-name="P55">Siva-Jothy MT and Thompson JJW. 2002. Short-term nutrient deprivation affects immune function. Physiological Entomology 27: 206-212.</text:p>
        <text:p text:style-name="P55"/>
        <text:p text:style-name="P55">Siva-Jothy MT, Moret Y, and Rolff J. 2005. Insect immunity: an evolutioary ecology perpective. <text:s/>Advances in Insect Physiology 32: 1-48.</text:p>
        <text:p text:style-name="P55"/>
        <text:p text:style-name="P55"><text:span text:style-name="T264">Steiger S, Gershman SN, Pettinger AM, Eggert AK, and Sakaluk SK. 2011. Sex differences in immunity and rapid upregulation of immune defence during parental care in the burying beetle, </text:span><text:span text:style-name="T200">Nicrophorus orbicollis</text:span><text:span text:style-name="T213">. Functional Ecology 25: 1368-1378.</text:span></text:p>
        <text:p text:style-name="P55"/>
        <text:p text:style-name="P55"><text:span text:style-name="T213">Steiger S, Gershman SN, Pettinger AM, Eggert AK, </text:span><text:span text:style-name="T214">and </text:span><text:span text:style-name="T213">Sakaluk SK. 2012. Dominance status an d sex influence nutritional state and immunity in burying beetles, </text:span><text:span text:style-name="T200">Nicrophorus orbicollis</text:span><text:span text:style-name="T213">. Functional Ecology 25: 1368-1378.</text:span></text:p>
        <text:p text:style-name="P55"/>
        <text:p text:style-name="P53"><text:span text:style-name="T323">Trumbo ST. I</text:span><text:span text:style-name="T322">nterference competition among burying beetles (Silphidae, </text:span><text:span text:style-name="Emphasis"><text:span text:style-name="T322">Nicrophorus</text:span></text:span><text:span text:style-name="T322">). </text:span><text:span text:style-name="T323">Ecological Entomology 15: 347-355.</text:span></text:p>
        <text:p text:style-name="P71"/>
        <text:p text:style-name="P72">Trumbo ST and Rauter C. 2014. Juvenile hormone, metabolic rate, body mass and longevity costs in parenting burying beetles. <text:s/>Anima Behaviour 92: 203-211.</text:p>
        <text:p text:style-name="P55"/>
        <text:p text:style-name="P55">Valtonen TM, Kleino A, Rämet M, and Rantala MJ. 2010. Starvation reveals maintenance cost of humoral immunity. Evolutionary Biology 37: 49–57.</text:p>
        <text:p text:style-name="P55"><text:soft-page-break/></text:p>
        <text:p text:style-name="P55">Wegmann M, Voegeli B, <text:span text:style-name="T272">and </text:span>Richner H. 2015. Oxidative status and reproductive effort of great tits in a handicapping experiment. Behavioral Ecology 26: 747–754.</text:p>
        <text:p text:style-name="P55"/>
        <text:p text:style-name="P55">Wilson DS, Cotter SC, Reeson AF, and Pell JK. 2001. Melanism and disease resistance in insects. Ecology Letters 4: 637-649.</text:p>
        <text:p text:style-name="P55"/>
        <text:p text:style-name="P55">Wilson DS and Knollenberg WG. 1987. Adaptive indirect effects: the fitness of burying beetles with and without their phoretic mites. Evolutionary ecology 1: 139-159.</text:p>
        <text:p text:style-name="P55"/>
        <text:p text:style-name="P73">Wilson DS and Fudge J. 1984. Burying beetles: intraspecific interactions and reproductive success in the field. Ecological Entomology 9: 195-203.</text:p>
        <text:p text:style-name="P5"/>
        <text:p text:style-name="P32"/>
        <text:p text:style-name="P3"/>
        <text:p text:style-name="P3"/>
        <text:p text:style-name="P2">Bale JS. 2002. Insects and low temperatures: from molecular biology to distributions and abundance. Philosophical Transactions of the Royal Society B 357: 849-862.</text:p>
        <text:p text:style-name="P32"/>
        <text:p text:style-name="P37"><text:span text:style-name="T158">Doums C and Schmid-Hempel P. 2000. Immunocompetence in workers of a social insect, </text:span><text:span text:style-name="T140">Bombus terrestris</text:span><text:span text:style-name="T158"> L., in relation to foraging activity and parasitic infection. Canadian Journal of Zoology 78: 1060-1066.</text:span></text:p>
        <text:p text:style-name="P32"/>
        <text:p text:style-name="P33">Eggert AK and <text:span text:style-name="T257">Müller JK. 1989. </text:span>Mating success of pheromone-emitting <text:span text:style-name="T199">Necrophorus</text:span><text:span text:style-name="T206"> males: do attracted females discriminate against resource owners? Behaviour 110: 248-257.</text:span></text:p>
        <text:p text:style-name="P32"/>
        <text:p text:style-name="P32">Emlen, ST and Oring, LW. <text:s/>1977. <text:s/>Ecology, Sexual Selection, and the Evolution of Mating Systems. <text:s/>Science 197(4300): 215-223.</text:p>
        <text:p text:style-name="P32"/>
        <text:p text:style-name="P37"><text:span text:style-name="T158">Jones SR and Kunz SE. 1998. Effects of cold stress on survival and reproduction of </text:span><text:span text:style-name="T140">Haematobia irritans</text:span><text:span text:style-name="T158"> (Diptera: Muscidae). Journal of Medical Entomology 35: 725-731.</text:span></text:p>
        <text:p text:style-name="P32"/>
        <text:p text:style-name="P9">Marshall KE, Sinclair BJ. 2010. Repeated stress exposure results in a survival-reproduction</text:p>
        <text:p text:style-name="P37"><text:span text:style-name="T158"><text:s/>trade-off in </text:span><text:span text:style-name="T140">Drosophila melanogaster. Proceedings of the Royal Society B 277: 963-969.</text:span></text:p>
        <text:p text:style-name="P32"/>
        <text:p text:style-name="P2">Parsons P. 1990. The metabolic cost of multiple environmental stresses: implications for climatic change and conservation. <text:s/>Trends in Ecology and Evolution 5(9): 315-317.</text:p>
        <text:p text:style-name="P32"/>
        <text:p text:style-name="P37"><text:span text:style-name="T158">Renault D. 2011. Long-term after-effects of cold exposure in adult </text:span><text:span text:style-name="T140">Alphitobius diaperinus </text:span><text:span text:style-name="T158">(Tenebrionidae): the need to link survival ability with subsequent reproductive success. <text:s/>Ecological Entomology 36: 36-42.</text:span></text:p>
        <text:p text:style-name="P32"/>
        <text:p text:style-name="P2">Sadd BM and Schmid-Hempel P. 2006. Insect immunity shows specificity in protection upon secondary pathogen exposure. Current Biology 16: 1206–1210.</text:p>
        <text:p text:style-name="P32"/>
        <text:p text:style-name="P2">Sandland GJ and Minchella DJ. 2003. Costs of immune defense: an enigma wrapped in an environmental cloak? in Parasitology 19(12): 571-574.</text:p>
        <text:p text:style-name="P32"/>
        <text:p text:style-name="P91"><text:soft-page-break/>Wilson K, Cotter SC, Reeson AF, and Pell JK. 2001. Melanism and disease resistance in insects. Ecology Letters 4: 637-649.</text:p>
        <text:h text:style-name="P170" text:outline-level="1">Food Limitation of the Spider Linyphia marginata: Experimental Field Studies </text:h>
        <text:p text:style-name="P89">David H. Wise </text:p>
        <text:p text:style-name="P89"><text:span text:style-name="Citation">Ecology</text:span> </text:p>
        <text:p text:style-name="P89">Vol. 56, No. 3 (May, 1975), pp. 637-646 </text:p>
        <text:p text:style-name="P83"/>
        <text:p text:style-name="P83"/>
        <text:p text:style-name="P85">The sexes likely encounter similar costs in response to immune system activity, but experience these costs in different ways <text:span text:style-name="T251">(Brace et al 2015). <text:s/>Both are going to want to maximize reproduction over development or self-maintenance, though this will be different based upon organismal lifespan and reproductive strategy (Wegmann et al 2015).</text:span></text:p>
        <text:p text:style-name="P84"/>
        <text:p text:style-name="P8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29">leading to selection for larger males (Emlen and Orring 1977). <text:s/>As </text:span>larger size <text:span text:style-name="T228">is </text:span>typically <text:span text:style-name="T228">associated with</text:span> higher basal metabolic rate<text:span text:style-name="T229">s, males are therefore predicted to have higher metabolic rates than females</text:span><text:span text:style-name="T196">. <text:s/></text:span><text:span text:style-name="T197">F</text:span><text:span text:style-name="T196">emales </text:span><text:span text:style-name="T197">are thought to </text:span><text:span text:style-name="T196">have higher levels of body fat </text:span><text:span text:style-name="T198">relative to males </text:span><text:span text:style-name="T196">due to the energetic demands of egg production (Hoyenga and Hoyenga 1981).</text:span></text:p>
        <text:p text:style-name="P84"/>
        <text:p text:style-name="P84"><text:span text:style-name="T198">A</text:span><text:span text:style-name="T197">s </text:span><text:span text:style-name="T19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28">for mates </text:span>and successfully fertilize eggs.</text:p>
        <text:p text:style-name="P84"/>
        <text:p text:style-name="P8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76">Encapsulation and Melanization Assay</text:p>
        <text:p text:style-name="P9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0"/>
        <text:p text:style-name="P86">Statistical analyses</text:p>
        <text:p text:style-name="P80"/>
        <text:p text:style-name="P80"/>
        <text:p text:style-name="P80"/>
        <text:p text:style-name="P80"/>
        <text:p text:style-name="P81">Bioenergetics of salmonid fishes: energy intake, expenditure and productivity</text:p>
        <text:p text:style-name="P81">The concept of allostasis in biology and biomedicine, Bruce S McEwen, John C Wingfield</text:p>
        <text:p text:style-name="P81"/>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141">Burying beetles, </text:span><text:span text:style-name="T138">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0"/>
        <text:p text:style-name="P8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0"/>
        <text:p text:style-name="P80">Phenoloxidase production and the melanization response are integrated into the same pathway, with </text:p>
        <text:p text:style-name="P80"/>
        <text:p text:style-name="P80">As starvation is known to affect the sexes in different, specific ways, it was also </text:p>
        <text:p text:style-name="P80"/>
        <text:p text:style-name="P80">males &amp; females should be kept separate (mating leads to decreased male immunity)</text:p>
        <text:p text:style-name="P80">food restriction should be noted (females don't show much change if food is ad libitum)</text:p>
        <text:p text:style-name="P80"/>
        <text:p text:style-name="P80">--do males &amp; females in nicrophorus have different sizes of fat bodies?</text:p>
        <text:p text:style-name="P80"/>
        <text:p text:style-name="P8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0">females have stronger immune response than males</text:p>
        <text:p text:style-name="P80">pregnancy &amp; development of eggs/young</text:p>
        <text:p text:style-name="P80">birthweight is determinant in total lifetime reproductive success in males, but not females (in deer)</text:p>
        <text:p text:style-name="P80">resting metabolic rate rises in both sexes, while blood glucose falls in both</text:p>
        <text:p text:style-name="P80">females lose more fat than protein, but males lose more protein than fat (Widdowson, 1976)</text:p>
        <text:p text:style-name="P80">Females deposit more fat than males (Widdowson, 1976)</text:p>
        <text:p text:style-name="P80"/>
        <text:p text:style-name="P80">stearns sc (1989) – trade-offs in life history evolution. Funct. Ecol 3: 259-268</text:p>
        <text:p text:style-name="P82">stearns sc (1992) – the evolution of life histories. <text:s/>Oxford. <text:s/>Book</text:p>
        <text:p text:style-name="P88"/>
        <text:p text:style-name="P88"/>
        <text:p text:style-name="P88">although an organism's immune system responds differently between its maintenance and upregulated modes, both are hindered when under conditions of adequate or reduced food intake (Lee 2006; Gilot-Fromont et al. 2012). <text:s/></text:p>
        <text:p text:style-name="P88"/>
        <text:p text:style-name="P8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1"/>
        <text:p text:style-name="P6">search term in google scholar: food availability seasonality review, generalist feeder seasonality</text:p>
        <text:p text:style-name="P31"/>
        <text:p text:style-name="P1">A story of famine in the pelagic realm: temporal and spatial patterns of food limitation in rotifers from an oligotrophic tropical lake</text:p>
        <text:p text:style-name="P31"/>
        <text:p text:style-name="P1">Author(s): Ortega-Mayagoitia, Elizabeth; Ciros-Perez, Jorge; Sanchez-Martinez, Mayeli</text:p>
        <text:p text:style-name="P31"/>
        <text:p text:style-name="P1">Source: JOURNAL OF PLANKTON RESEARCH <text:s/>Volume: 33 <text:s text:c="2"/>Issue: 10 <text:s text:c="2"/>Pages: 1574-1585 <text:s text:c="2"/>DOI: 10.1093/plankt/fbr045 <text:s text:c="2"/>Published: OCT 2011 </text:p>
        <text:p text:style-name="P31"/>
        <text:p text:style-name="P31"/>
        <text:p text:style-name="P1"><text:s/>Title: Food limitation of planktonic rotifers: field experiments in two mountain ponds</text:p>
        <text:p text:style-name="P31"><text:soft-page-break/></text:p>
        <text:p text:style-name="P1">Author(s): Cordova, SE; Giffin, J; Kirk, KL</text:p>
        <text:p text:style-name="P31"/>
        <text:p text:style-name="P1">Source: FRESHWATER BIOLOGY <text:s/>Volume: 46 <text:s text:c="2"/>Issue: 11 <text:s text:c="2"/>Pages: 1519-1527 <text:s text:c="2"/>DOI: 10.1046/j.1365-2427.2001.00768.x <text:s text:c="2"/>Published: NOV 2001 </text:p>
        <text:p text:style-name="P31"/>
        <text:p text:style-name="P31"/>
        <text:p text:style-name="P31"/>
        <text:p text:style-name="P1"><text:s/>Title: Resource limitation in marine soft sediments - differential effects of food and space in the association between the brittle-star Amphiura filiformis and the bivalve Mysella bidentata?</text:p>
        <text:p text:style-name="P31"/>
        <text:p text:style-name="P1">Author(s): Josefson, AB</text:p>
        <text:p text:style-name="P31"/>
        <text:p text:style-name="P1"><text:s/>Source: HYDROBIOLOGIA <text:s/>Volume: 375-76 <text:s text:c="2"/>Pages: 297-305 <text:s text:c="2"/>DOI: 10.1023/A:1017077510168 <text:s text:c="2"/>Published: 1998 </text:p>
        <text:p text:style-name="P31"/>
        <text:p text:style-name="P1"><text:s text:c="2"/></text:p>
        <text:p text:style-name="P31"/>
        <text:p text:style-name="P31"/>
        <text:p text:style-name="P3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1"/>
        <text:p text:style-name="P31"/>
        <text:p text:style-name="P31"/>
        <text:p text:style-name="P36"><text:span text:style-name="T141"><text:s/>Th is study examined the impact of short-term food-related stress on immunocompetence in adult burying beetles, </text:span><text:span text:style-name="T138">Nicrophorus orbicollis</text:span><text:span text:style-name="T141"> Say (Coleoptera: Silphidae). <text:s/></text:span><text:span text:style-name="T138">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1"/>
        <text:p text:style-name="P7">Results</text:p>
        <text:p text:style-name="P31"/>
        <text:p text:style-name="P36"><text:span text:style-name="T155"><text:s text:c="3"/>There were no significant differences in initial body mass between beetles in each treatment (</text:span><text:span text:style-name="T139">F</text:span><text:span text:style-name="T2">2, 75</text:span><text:span text:style-name="T139"> </text:span><text:span text:style-name="T155">= 0.27, </text:span><text:span text:style-name="T139">P </text:span><text:span text:style-name="T155">= 0.76), sex (</text:span><text:span text:style-name="T139">F</text:span><text:span text:style-name="T2">1, 75</text:span><text:span text:style-name="T139"> </text:span><text:span text:style-name="T155">= 0.10, </text:span><text:span text:style-name="T139">P </text:span><text:span text:style-name="T155">= 0.76), or the interaction between treatment and sex (</text:span><text:span text:style-name="T139">F</text:span><text:span text:style-name="T2">2, 75</text:span><text:span text:style-name="T139"> </text:span><text:span text:style-name="T155">= 2.11, </text:span><text:span text:style-name="T139">P </text:span><text:span text:style-name="T155">= 0.12). <text:s/>Similarly, there was no significant difference in age between beetles in each treatment (</text:span><text:span text:style-name="T139">F</text:span><text:span text:style-name="T2">2, 151</text:span><text:span text:style-name="T139"> </text:span><text:span text:style-name="T155">= 2.17, </text:span><text:span text:style-name="T139">P </text:span><text:span text:style-name="T155">= 0.12), sex (</text:span><text:span text:style-name="T139">F</text:span><text:span text:style-name="T2">1, 151</text:span><text:span text:style-name="T139"> </text:span><text:span text:style-name="T155">= 0.00, </text:span><text:span text:style-name="T139">P </text:span><text:span text:style-name="T155">= 0.97), or the interaction between treatment and sex (</text:span><text:span text:style-name="T139">F</text:span><text:span text:style-name="T2">2, 151</text:span><text:span text:style-name="T139"> </text:span><text:span text:style-name="T155">= 0.03, </text:span><text:span text:style-name="T139">P </text:span><text:span text:style-name="T15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5">= 5.32, </text:span><text:span text:style-name="T139">P </text:span><text:span text:style-name="T155">= 0.0069</text:span><text:bookmark-end text:name="__DdeLink__169_159234381"/><text:span text:style-name="T155">), and post-treatment masses were significantly different from each other (how do we report this?), with higher levels of feeding associated with increased overall mass.</text:span></text:p>
        <text:p text:style-name="P36"><text:bookmark-start text:name="__DdeLink__197_969931675"/><text:span text:style-name="T155"><text:s text:c="5"/>Phenoloxidase levels differed significantly between treatments (</text:span><text:span text:style-name="T139">F</text:span><text:span text:style-name="T2">2, 75</text:span><text:span text:style-name="T139"> </text:span><text:span text:style-name="T155">= 5.32, </text:span><text:span text:style-name="T139">P </text:span><text:span text:style-name="T155">= 0.0069), as did protein concentrations in hemolymph (</text:span><text:span text:style-name="T139">F</text:span><text:span text:style-name="T2">2, 75</text:span><text:span text:style-name="T139"> </text:span><text:span text:style-name="T155">= 5.32, </text:span><text:span text:style-name="T139">P </text:span><text:span text:style-name="T155">= 0.0069), but not between sexes (</text:span><text:span text:style-name="T139">F</text:span><text:span text:style-name="T2">2, 75</text:span><text:span text:style-name="T139"> </text:span><text:span text:style-name="T155">= 5.32, </text:span><text:span text:style-name="T139">P </text:span><text:span text:style-name="T155">= 0.0069, <text:s/></text:span><text:span text:style-name="T139">F</text:span><text:span text:style-name="T2">2, 75</text:span><text:span text:style-name="T139"> </text:span><text:span text:style-name="T155">= 5.32, </text:span><text:span text:style-name="T139">P </text:span><text:span text:style-name="T155">= 0.0069) or the interaction between treatment and sex (</text:span><text:span text:style-name="T139">F</text:span><text:span text:style-name="T2">2, 75</text:span><text:span text:style-name="T139"> </text:span><text:span text:style-name="T155">= 5.32, </text:span><text:span text:style-name="T139">P </text:span><text:span text:style-name="T155">= 0.0069, <text:s/></text:span><text:span text:style-name="T139">F</text:span><text:span text:style-name="T2">2, 75</text:span><text:span text:style-name="T139"> </text:span><text:span text:style-name="T155">= 5.32, </text:span><text:span text:style-name="T139">P </text:span><text:span text:style-name="T155">= 0.0069). <text:s/>There was also a significant effect of the treatment on a beetle's encapsulation response (</text:span><text:span text:style-name="T139">F</text:span><text:span text:style-name="T2">2, 70</text:span><text:span text:style-name="T139"> </text:span><text:span text:style-name="T155">= 12.31, </text:span><text:span text:style-name="T139">P </text:span><text:span text:style-name="T155">= &lt; 0.0001), but no differences due to sex (</text:span><text:span text:style-name="T139">F</text:span><text:span text:style-name="T2">2, 70</text:span><text:span text:style-name="T139"> </text:span><text:span text:style-name="T155">= 0.00, </text:span><text:span text:style-name="T139">P </text:span><text:span text:style-name="T155">= 0.99) or the interaction between treatment and sex (</text:span><text:span text:style-name="T139">F</text:span><text:span text:style-name="T2">2, 70</text:span><text:span text:style-name="T139"> </text:span><text:span text:style-name="T155">= 0.84, </text:span><text:span text:style-name="T139">P </text:span><text:bookmark-end text:name="__DdeLink__197_969931675"/><text:span text:style-name="T155">= 0.44).</text:span></text:p>
        <text:p text:style-name="P1"/>
        <text:p text:style-name="P75">From C Rauter Files:</text:p>
        <text:p text:style-name="P31"/>
        <text:p text:style-name="P8">Immunocompetence: Gender / Sex Differences</text:p>
        <text:p text:style-name="P1">2008 nunn</text:p>
        <text:p text:style-name="P1">2000 kurtz</text:p>
        <text:p text:style-name="P1">2001 adamo</text:p>
        <text:p text:style-name="P1">2007 rantala</text:p>
        <text:p text:style-name="P31"/>
        <text:p text:style-name="P8">Stress &amp; Immunity: Several Reviews</text:p>
        <text:p text:style-name="P3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1"/>
        <text:p text:style-name="P1">2003 wingfield &amp; sapolsky, reroduction and resistance to stress: when and how, journal of neuroendocrinology, 2003, vol 15 711-724</text:p>
        <text:p text:style-name="P31"/>
        <text:p text:style-name="P1">2005 badyaev, stress induced variation in evolution: from behavioral plasticity to genetic assimilation, proceedings of royal society b 2005, 272, 877-886</text:p>
        <text:p text:style-name="P31"/>
        <text:p text:style-name="P1">2008, adamo, norephinephrine and octopamine: linking stress and immune function across phyla, isj 5 12-19, issn 1824-307x</text:p>
        <text:p text:style-name="P31"/>
        <text:p text:style-name="P1">2008, davis, maney &amp; maerz, the use of leukocyte profiles to measure stress in vertebrates: a review for ecologists, functional ecology 2008, 22, 760-772</text:p>
        <text:p text:style-name="P31"/>
        <text:p text:style-name="P1">2011, adamo &amp; baker, conserved features of chronic stress across phyla: the efects of long term stress on behavior and the concentration of the neurohormone ocopamine in the cricket gryllus texensis, hormones and ehavior, 60 478-483</text:p>
        <text:p text:style-name="P31"/>
        <text:p text:style-name="P1">2012, adamo, the effects of the stress response on immune function in the invertebrates: an evolutionary perspective on an ancient connection, hormones and behavior (in press)</text:p>
        <text:p text:style-name="P3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6"><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77">Accounting for the costs and benefits of a particular trait is central to evolutionary biology. The diversity of organisms in nature is a testament to the many strategies by which organisms have opti-</text:p>
        <text:p text:style-name="P38">mized investment in the face of costs and constraints. These optimization “decisions” result in trade-offs, which are often observed as negative associations between traits. Classic life-history trade-offs</text:p>
        <text:p text:style-name="P38">include: age and size at maturity, and aspects of reproductive effort such as clutch size and offspring size (Roff 1992).</text:p>
        <text:p text:style-name="P38"/>
        <text:p text:style-name="P3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8"/>
        <text:p text:style-name="P3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8"/>
        <text:p text:style-name="P38">A range of empirical studies across taxa have provided evidence for immune costs. These can be broken down into 1) <text:s/>evolutionary costs of defense (Kraaijeveld and Godfray 2001; Cotter et <text:s/>al.</text:p>
        <text:p text:style-name="P3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8"/>
        <text:p text:style-name="P38">Invertebrates have provided excellent, productive model systems to address many of the key questions within the field of ecological immunology. This is mainly due to the ease with which many species</text:p>
        <text:p text:style-name="P38">can be kept (in large numbers), bred, and their immune systems studied. The invertebrate immune system, while complex and efficient, is nonetheless simpler than that of vertebrates. Immune responses</text:p>
        <text:p text:style-name="P3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8"/>
        <text:p text:style-name="P3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8"/>
        <text:p text:style-name="P38">Here, we focus on the life-history constraints of immune function, in the burying beetle Nicrophorus vespilloides (Figure 1). Burying beetles provide a highly tractable system for studying the trade-off</text:p>
        <text:p text:style-name="P3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8"/>
        <text:p text:style-name="P3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8"/>
        <text:p text:style-name="P3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11T20:56:55.347892843</dc:date>
    <meta:generator>LibreOffice/5.0.4.2$Linux_X86_64 LibreOffice_project/00m0$Build-2</meta:generator>
    <meta:editing-duration>P2DT4H51M15S</meta:editing-duration>
    <meta:editing-cycles>149</meta:editing-cycles>
    <meta:document-statistic meta:table-count="4" meta:image-count="4" meta:object-count="0" meta:page-count="31" meta:paragraph-count="426" meta:word-count="12826" meta:character-count="85451" meta:non-whitespace-character-count="72778"/>
  </office:meta>
</office:document-meta>
</file>